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automatic-styles>
    <style:style style:name="P1" style:family="paragraph" style:parent-style-name="Text_20_body">
      <style:text-properties style:font-name="文泉驛微米黑" style:font-name-asian="文泉驛微米黑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文泉驛微米黑" fo:letter-spacing="normal" style:font-name-asian="文泉驛微米黑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文泉驛微米黑" fo:letter-spacing="normal" style:font-name-asian="文泉驛微米黑" style:font-size-asian="15pt" style:font-style-asian="normal" style:font-weight-asian="normal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文泉驛微米黑" fo:font-size="14pt" fo:letter-spacing="normal" fo:font-style="normal" fo:font-weight="normal" style:font-name-asian="文泉驛微米黑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文泉驛微米黑" fo:font-size="10pt" fo:letter-spacing="normal" fo:font-style="normal" fo:font-weight="normal" style:font-name-asian="文泉驛微米黑"/>
    </style:style>
    <style:style style:name="T1" style:family="text">
      <style:text-properties style:font-name="WenQuanYi Micro Hei" fo:font-size="15pt" fo:font-style="normal" fo:font-weight="normal"/>
    </style:style>
    <style:style style:name="T2" style:family="text">
      <style:text-properties style:font-name="WenQuanYi Micro Hei" fo:font-size="15pt" fo:font-style="normal" fo:font-weight="normal" style:font-size-asian="15pt" style:font-style-asian="normal" style:font-weight-asian="normal"/>
    </style:style>
    <style:style style:name="T3" style:family="text">
      <style:text-properties style:font-name="WenQuanYi Micro Hei" fo:font-size="14pt" fo:font-style="normal" fo:font-weight="normal"/>
    </style:style>
    <style:style style:name="T4" style:family="text">
      <style:text-properties style:font-name="WenQuanYi Micro Hei" fo:font-size="10pt" fo:font-style="normal" fo:font-weight="normal"/>
    </style:style>
    <style:style style:name="T5" style:family="text">
      <style:text-properties style:font-name-asian="WenQuanYi Micro Hei" style:font-size-asian="15pt" style:font-style-asian="normal" style:font-weight-asian="normal"/>
    </style:style>
    <style:style style:name="T6" style:family="text">
      <style:text-properties style:font-name-asian="WenQuanYi Micro Hei" style:font-size-asian="14pt" style:font-style-asian="normal" style:font-weight-asian="normal"/>
    </style:style>
    <style:style style:name="T7" style:family="text">
      <style:text-properties style:font-name-asian="WenQuanYi Micro Hei" style:font-size-asian="10pt" style:font-style-asian="normal" style:font-weight-asian="normal"/>
    </style:style>
    <style:style style:name="T8" style:family="text">
      <style:text-properties fo:font-size="15pt" fo:font-style="normal" fo:font-weight="normal"/>
    </style:style>
    <style:style style:name="T9" style:family="text">
      <style:text-properties fo:font-size="15pt" fo:font-style="normal" fo:font-weight="normal" style:font-size-asian="15pt" style:font-style-asian="normal" style:font-weight-asian="normal"/>
    </style:style>
    <style:style style:name="T10" style:family="text">
      <style:text-properties style:font-size-asian="15pt" style:font-style-asian="normal" style:font-weight-asian="normal"/>
    </style:style>
    <style:style style:name="T11" style:family="text">
      <style:text-properties fo:font-size="14pt" fo:font-style="normal" fo:font-weight="normal"/>
    </style:style>
    <style:style style:name="T12" style:family="text">
      <style:text-properties style:font-size-asian="14pt" style:font-style-asian="normal" style:font-weight-asian="normal"/>
    </style:style>
    <style:style style:name="T13" style:family="text">
      <style:text-properties fo:font-size="10pt" fo:font-style="normal" fo:font-weight="normal"/>
    </style:style>
    <style:style style:name="T14" style:family="text">
      <style:text-properties style:font-size-asian="10pt" style:font-style-asian="normal" style:font-weight-asian="normal"/>
    </style:style>
    <style:style style:name="T15" style:family="text">
      <style:text-properties style:font-name="文泉驛微米黑" style:font-name-asian="文泉驛微米黑" style:font-size-asian="15pt" style:font-style-asian="normal" style:font-weight-asian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0">附加詞類訊息</text:span><text:span text:style-name="T9">ê</text:span><text:span text:style-name="T10">台語語詞，</text:span></text:p>
      <text:p text:style-name="P5">Hù-ka sû-luī sìn-sit ê Tâi-gí gú-sû,</text:p>
      <text:p text:style-name="P2"><text:span text:style-name="T10">搭配</text:span><text:span text:style-name="T8">tī</text:span><text:span text:style-name="T10">教學上</text:span><text:span text:style-name="T8">ê</text:span><text:span text:style-name="T10">應用</text:span></text:p>
      <text:p text:style-name="P5">tah-phuè tī kàu-ha̍k siōng ê ìng-iōng</text:p>
      <text:p text:style-name="P1"/>
      <text:p text:style-name="P3">楊允言，</text:p>
      <text:p text:style-name="P2"><text:span text:style-name="T13">Iûnn Ún-giân</text:span><text:span text:style-name="T14">，</text:span></text:p>
      <text:p text:style-name="P3">大漢技術學院、資訊工程系，</text:p>
      <text:p text:style-name="P2"><text:span text:style-name="T13">Tuā-hàn Ki-su̍t Ha̍k-īnn, Tsu-sìn Kang-tîng Hē</text:span><text:span text:style-name="T14">，</text:span></text:p>
      <text:p text:style-name="P3">助理教授。</text:p>
      <text:p text:style-name="P2"><text:span text:style-name="T13">tsōo-lí kàu-siū</text:span><text:span text:style-name="T14">。</text:span></text:p>
      <text:p text:style-name="P1"/>
      <text:p text:style-name="P3">劉杰岳，</text:p>
      <text:p text:style-name="P2"><text:span text:style-name="T13">Lâu Kia̍t-ga̍k</text:span><text:span text:style-name="T14">，</text:span></text:p>
      <text:p text:style-name="P3">拋荒台文工作室，</text:p>
      <text:p text:style-name="P2"><text:span text:style-name="T13">Pha-hng Tâi Bûn Kang-tsok-sik</text:span><text:span text:style-name="T14">，</text:span></text:p>
      <text:p text:style-name="P3">負責人。</text:p>
      <text:p text:style-name="P2"><text:span text:style-name="T13">hū-tsik-jîn</text:span><text:span text:style-name="T14">。</text:span></text:p>
      <text:p text:style-name="P1"/>
      <text:p text:style-name="P3">陳鄭弘堯，</text:p>
      <text:p text:style-name="P2"><text:span text:style-name="T13">Tân-Tīnn Hông-giâu</text:span><text:span text:style-name="T14">，</text:span></text:p>
      <text:p text:style-name="P3">台語文工作者。</text:p>
      <text:p text:style-name="P2"><text:span text:style-name="T13">tâi gí-bûn kang-tsok-tsiá</text:span><text:span text:style-name="T14">。</text:span></text:p>
      <text:p text:style-name="P1"/>
      <text:p text:style-name="P3">陳柏中，</text:p>
      <text:p text:style-name="P2"><text:span text:style-name="T13">Tân Peh-tiong</text:span><text:span text:style-name="T14">，</text:span></text:p>
      <text:p text:style-name="P3">國立清華大學、物理系，</text:p>
      <text:p text:style-name="P2"><text:span text:style-name="T13">Kok-li̍p Tshing-huâ Tāi-ha̍k, Bu̍t-lí Hē</text:span><text:span text:style-name="T14">，</text:span></text:p>
      <text:p text:style-name="P3">助理教授。</text:p>
      <text:p text:style-name="P2"><text:span text:style-name="T13">tsōo-lí kàu-siū</text:span><text:span text:style-name="T14">。</text:span></text:p>
      <text:p text:style-name="P1"/>
      <text:p text:style-name="P3">摘要</text:p>
      <text:p text:style-name="P5">Tiah-iàu</text:p>
      <text:p text:style-name="P1"/>
      <text:p text:style-name="P2"><text:span text:style-name="T10">語詞搭配</text:span><text:span text:style-name="T8">(collocation)</text:span><text:span text:style-name="T10">是學習語詞按怎使用真好</text:span><text:span text:style-name="T8">ê</text:span><text:span text:style-name="T10">工具，</text:span></text:p>
      <text:p text:style-name="P5">Gú-sû tah-phè(collocation) sī ha̍k-si̍p gú-sû án-nuá sú-iōng tsin hó ê kang-khū,</text:p>
      <text:p text:style-name="P1"/>
      <text:p text:style-name="P2"><text:span text:style-name="T10">這會</text:span><text:span text:style-name="T8">tàng</text:span><text:span text:style-name="T10">透過</text:span></text:p>
      <text:p text:style-name="P5">tse ē-tàng thàu-kè</text:p>
      <text:p text:style-name="P2"><text:span text:style-name="T10">對語料</text:span><text:span text:style-name="T8">ê</text:span><text:span text:style-name="T10">互訊息</text:span><text:span text:style-name="T8">(mutual information)</text:span></text:p>
      <text:p text:style-name="P5">tuì gú-liāu ê Hōo-sìn-sit (mutual information)</text:p>
      <text:p text:style-name="P2"><text:span text:style-name="T8">kah </text:span><text:span text:style-name="T10">相關度</text:span><text:span text:style-name="T8">(correlation) ê</text:span><text:span text:style-name="T10">統計來得著，</text:span></text:p>
      <text:p text:style-name="P5">kah Siong-kuan-tōo (correlation) ê thóng-kè lâi tit--tio̍h,</text:p>
      <text:p text:style-name="P1"/>
      <text:p text:style-name="P2"><text:span text:style-name="T8">m̄-koh mā</text:span><text:span text:style-name="T10">會產生</text:span><text:span text:style-name="T8">bōe</text:span><text:span text:style-name="T10">少無必要</text:span><text:span text:style-name="T8">ê</text:span><text:span text:style-name="T10">資料</text:span><text:span text:style-name="T8">(noise)</text:span><text:span text:style-name="T10">。</text:span></text:p>
      <text:p text:style-name="P5">m̄-koh mā ē sán-sing buē-tsió bô pit-iàu ê tsu-liāu (noise).</text:p>
      <text:p text:style-name="P1"/>
      <text:p text:style-name="P2"><text:span text:style-name="T10">本文提出利用詞類</text:span><text:span text:style-name="T8">ê</text:span><text:span text:style-name="T10">訊息來進行篩選</text:span><text:span text:style-name="T8">ê</text:span><text:span text:style-name="T10">方法，</text:span></text:p>
      <text:p text:style-name="P5">Pún-bûn thê-tshut lī-iōng sû-luī sìn-sit lâi tsìn-hîng thai-suán ê hong-huat,</text:p>
      <text:p text:style-name="P1"/>
      <text:p text:style-name="P2"><text:span text:style-name="T10">自動</text:span><text:span text:style-name="T8">kā</text:span><text:span text:style-name="T10">無必要</text:span><text:span text:style-name="T8">ê</text:span><text:span text:style-name="T10">資料</text:span><text:span text:style-name="T8">the̍h</text:span><text:span text:style-name="T10">掉，</text:span></text:p>
      <text:p text:style-name="P5">tsū-tōng kā bô pit-iàu ê tsu-liāu the̍h-tiāu,</text:p>
      <text:p text:style-name="P2"><text:span text:style-name="T10">提升自動台語語詞搭配</text:span><text:span text:style-name="T8">ê</text:span><text:span text:style-name="T10">品質，</text:span></text:p>
      <text:p text:style-name="P5"><text:soft-page-break/>thê-sing tsū-tōng Tâi-gú gú-sû tah-phè ê phín-tsit,</text:p>
      <text:p text:style-name="P2"><text:span text:style-name="T10">幫贊台語語詞</text:span><text:span text:style-name="T8">ê</text:span><text:span text:style-name="T10">學習。</text:span></text:p>
      <text:p text:style-name="P5">pang-tsān Tâi-gú gú-sû ê ha̍k-si̍p.</text:p>
      <text:p text:style-name="P1"/>
      <text:p text:style-name="P3">實驗結果顯示，</text:p>
      <text:p text:style-name="P5">Si̍t-giām kiat-kó hián-sī,</text:p>
      <text:p text:style-name="P1"/>
      <text:p text:style-name="P2"><text:span text:style-name="T10">利用詞類</text:span><text:span text:style-name="T8">ê</text:span><text:span text:style-name="T10">篩選，</text:span></text:p>
      <text:p text:style-name="P5">lī-iōng sû-luī ê thai-suán,</text:p>
      <text:p text:style-name="P2"><text:span text:style-name="T10">動詞</text:span><text:span text:style-name="T8">-</text:span><text:span text:style-name="T10">名詞</text:span><text:span text:style-name="T8">(V-N)</text:span><text:span text:style-name="T10">詞組</text:span></text:p>
      <text:p text:style-name="P5">tōng-sû -- bîng-sû ( V-N ) sû-tsoo</text:p>
      <text:p text:style-name="P2"><text:span text:style-name="T10">比形容詞</text:span><text:span text:style-name="T8">-</text:span><text:span text:style-name="T10">名詞</text:span><text:span text:style-name="T8">(A-N) </text:span><text:span text:style-name="T10">詞組</text:span></text:p>
      <text:p text:style-name="P5">pí hîng-iông-sû -- bîng-sû ( A-N ) sû-tsoo</text:p>
      <text:p text:style-name="P2"><text:span text:style-name="T10">會</text:span><text:span text:style-name="T8">tàng</text:span><text:span text:style-name="T10">得著</text:span><text:span text:style-name="T8">khah</text:span><text:span text:style-name="T10">好</text:span><text:span text:style-name="T8">ê</text:span><text:span text:style-name="T10">結果；</text:span></text:p>
      <text:p text:style-name="P5">ē-tàng tit-tio̍h khah-hó ê kiat-kó;</text:p>
      <text:p text:style-name="P1"/>
      <text:p text:style-name="P2"><text:span text:style-name="T10">查詢一个動詞正</text:span><text:span text:style-name="T8">pîng ê</text:span><text:span text:style-name="T10">名詞</text:span></text:p>
      <text:p text:style-name="P5">tshâ-sûn tsi̍t-ê tōng-sû tsiànn-pîng ê bîng-sû</text:p>
      <text:p text:style-name="P2"><text:span text:style-name="T8">iah</text:span><text:span text:style-name="T10">是一个名詞倒</text:span><text:span text:style-name="T8">pîng ê</text:span><text:span text:style-name="T10">動詞</text:span><text:span text:style-name="T8">ê</text:span><text:span text:style-name="T10">語詞搭配，</text:span></text:p>
      <text:p text:style-name="P5">iah-sī tsi̍t-ê bîng-sû tò-pîng ê tōng-sû ê gú-sû tah-phè,</text:p>
      <text:p text:style-name="P2"><text:span text:style-name="T10">所</text:span><text:span text:style-name="T8">tshuē</text:span><text:span text:style-name="T10">出來</text:span><text:span text:style-name="T8">ê</text:span><text:span text:style-name="T10">資料</text:span><text:span text:style-name="T8">mā</text:span><text:span text:style-name="T10">真有學習參考</text:span><text:span text:style-name="T8">ê</text:span><text:span text:style-name="T10">價值。</text:span></text:p>
      <text:p text:style-name="P5">sóo tshuē--tshut-lâi ê tsu-liāu mā tsin ū ha̍k-si̍p tsham-khó ê kè-ta̍t.</text:p>
      <text:p text:style-name="P1"/>
      <text:p text:style-name="P2"><text:span text:style-name="T8">M̄-koh</text:span><text:span text:style-name="T10">若</text:span><text:span text:style-name="T8">beh</text:span><text:span text:style-name="T10">進一步提升自動語詞搭配</text:span><text:span text:style-name="T8">ê</text:span><text:span text:style-name="T10">品質，</text:span></text:p>
      <text:p text:style-name="P5">M̄-koh nā beh tsìn-tsi̍t-pōo thê-sing tsū-tōng gú-sû tah-phè ê phín-tsit,</text:p>
      <text:p text:style-name="P2"><text:span text:style-name="T10">咱</text:span><text:span text:style-name="T8">iah-koh</text:span><text:span text:style-name="T10">有</text:span><text:span text:style-name="T8">tsiânn-tsuē</text:span><text:span text:style-name="T10">空課愛做。</text:span></text:p>
      <text:p text:style-name="P5">lán iah-koh ū tsiânn-tsuē khang-khè ài tsuè.</text:p>
      <text:p text:style-name="P1"/>
      <text:p text:style-name="P3">關鍵詞﹕</text:p>
      <text:p text:style-name="P5">Kuan-kiān-sû:</text:p>
      <text:p text:style-name="P3">台語文、語詞搭配、互訊息、相關度、語文教學</text:p>
      <text:p text:style-name="P5">Tâi-gú-bûn, Gú-sû Tah-phè, Hōo-sìn-sit, Siong-kuan-tōo, Gú-bûn Kàu-ha̍k</text:p>
      <text:p text:style-name="P1"/>
      <text:p text:style-name="P2"><text:span text:style-name="T8">1. </text:span><text:span text:style-name="T10">踏話頭：語料庫、語詞搭配</text:span></text:p>
      <text:p text:style-name="P5">It. Ta̍h uē-thâu: Gú-liāu-khòo, Gú-sû Tah-phè</text:p>
      <text:p text:style-name="P1"/>
      <text:p text:style-name="P3">「搭配」這个詞，</text:p>
      <text:p text:style-name="P5">"Tah-phè" tsit-ê sû,</text:p>
      <text:p text:style-name="P2"><text:span text:style-name="T10">台語</text:span><text:span text:style-name="T8">koh</text:span><text:span text:style-name="T10">會</text:span><text:span text:style-name="T8">sái</text:span><text:span text:style-name="T10">講「參佮」、「照佮」、「</text:span><text:span text:style-name="T8">sann</text:span><text:span text:style-name="T10">佮」、「配搭」、</text:span><text:span text:style-name="T8">...</text:span><text:span text:style-name="T10">等等，</text:span></text:p>
      <text:p text:style-name="P5">Tâi-gú koh ē-sái kóng "tsham-kah", "tsiàu-kah", "sann-kah", "phè-tah", ... tíng-tíng,</text:p>
      <text:p text:style-name="P2"><text:span text:style-name="T8">m̄-koh</text:span><text:span text:style-name="T10">為著</text:span><text:span text:style-name="T8">kah</text:span><text:span text:style-name="T10">華語詞對應，</text:span></text:p>
      <text:p text:style-name="P5">m̄-koh uī-tio̍h kah Huâ-gú-sû tuì-ìng,</text:p>
      <text:p text:style-name="P3">所以採用「搭配」。</text:p>
      <text:p text:style-name="P5">sóo-í tshái-iōng "tah-phè".</text:p>
      <text:p text:style-name="P1"/>
      <text:p text:style-name="P2"><text:span text:style-name="T10">語料庫</text:span><text:span text:style-name="T8">tō</text:span><text:span text:style-name="T10">是</text:span><text:span text:style-name="T8">khǹg</text:span><text:span text:style-name="T10">語言材料</text:span><text:span text:style-name="T8">ê</text:span><text:span text:style-name="T10">倉庫，</text:span></text:p>
      <text:p text:style-name="P5">Gú-liāu-khòo tō-sī khǹg gú-giân tsâi-liāu ê tshng-khòo,</text:p>
      <text:p text:style-name="P1"/>
      <text:p text:style-name="P2"><text:span text:style-name="T10">伊會</text:span><text:span text:style-name="T8">sái</text:span><text:span text:style-name="T10">講是人類所講、所寫</text:span><text:span text:style-name="T8">ê</text:span><text:span text:style-name="T10">語言文字</text:span><text:span text:style-name="T8">ê</text:span><text:span text:style-name="T10">一个樣本，</text:span></text:p>
      <text:p text:style-name="P5">i ē-sái kóng sī jîn-luī sóo kóng, sóo siá ê gú-giân bûn-jī ê tsi̍t-ê iūnn-pún,</text:p>
      <text:p text:style-name="P1"><text:soft-page-break/></text:p>
      <text:p text:style-name="P3">透過這个樣本，</text:p>
      <text:p text:style-name="P5">Thàu-kuè tsit ê iūnn-pún,</text:p>
      <text:p text:style-name="P2"><text:span text:style-name="T10">咱</text:span><text:span text:style-name="T8">thang</text:span><text:span text:style-name="T10">透過語料庫了解這个語言、文字</text:span><text:span text:style-name="T8">ê</text:span><text:span text:style-name="T10">使用情形。</text:span></text:p>
      <text:p text:style-name="P5">lán thang thàu-kè gú-liāu-khòo liáu-kái tsit-ê gú-giân, bûn-jī ê sú-iōng tsîng-hîng.</text:p>
      <text:p text:style-name="P1"/>
      <text:p text:style-name="P2"><text:span text:style-name="T10">二十世紀</text:span><text:span text:style-name="T8">60</text:span><text:span text:style-name="T10">年代，</text:span></text:p>
      <text:p text:style-name="P5">Jī-tsa̍p sè-kí lio̍k-khòng nî-tāi,</text:p>
      <text:p text:style-name="P2"><text:span text:style-name="T10">英文</text:span><text:span text:style-name="T8">ê</text:span><text:span text:style-name="T10">語料庫開始建立。</text:span></text:p>
      <text:p text:style-name="P5">Ing-bûn ê gú-liāu-khòo khai-sí kiàn-li̍p.</text:p>
      <text:p text:style-name="P1"/>
      <text:p text:style-name="P2"><text:span text:style-name="T8">90</text:span><text:span text:style-name="T10">年代，</text:span></text:p>
      <text:p text:style-name="P5">kiú-khòng nî-tāi,</text:p>
      <text:p text:style-name="P2"><text:span text:style-name="T10">華文</text:span><text:span text:style-name="T8">ê</text:span><text:span text:style-name="T10">語料庫</text:span><text:span text:style-name="T8">mā</text:span><text:span text:style-name="T10">開始</text:span><text:span text:style-name="T8">tī</text:span><text:span text:style-name="T10">台灣、中國等所在建立。</text:span></text:p>
      <text:p text:style-name="P5">Huâ-bûn ê gú-liāu-khòo mā khai-sí tī Tâi-uân, Tiong-kok tíng sóo-tsāi kiàn-li̍p.</text:p>
      <text:p text:style-name="P1"/>
      <text:p text:style-name="P2"><text:span text:style-name="T10">台文</text:span><text:span text:style-name="T8">ê</text:span><text:span text:style-name="T10">起步</text:span><text:span text:style-name="T8">khah uànn</text:span><text:span text:style-name="T10">，</text:span></text:p>
      <text:p text:style-name="P5">Tâi-bûn ê khí-pōo khah uànn,</text:p>
      <text:p text:style-name="P2"><text:span text:style-name="T10">一直</text:span><text:span text:style-name="T8">kàu</text:span><text:span text:style-name="T10">這</text:span><text:span text:style-name="T8">(21)</text:span><text:span text:style-name="T10">世紀</text:span><text:span text:style-name="T8">chiah</text:span><text:span text:style-name="T10">開始。</text:span></text:p>
      <text:p text:style-name="P5">it-ti̍t kàu tsit (jī-tsa̍p-it) sè-kí tsiah khai-sí.</text:p>
      <text:p text:style-name="P1"/>
      <text:p text:style-name="P3">對強勢語言來講，</text:p>
      <text:p text:style-name="P5">Tuì kiông-sè gú-giân lâi kóng,</text:p>
      <text:p text:style-name="P2"><text:span text:style-name="T10">語料庫</text:span><text:span text:style-name="T8">ê</text:span><text:span text:style-name="T10">建立代表這个語言</text:span><text:span text:style-name="T8">ê</text:span><text:span text:style-name="T10">重要性，</text:span></text:p>
      <text:p text:style-name="P5">gú-liāu-khòo ê kiàn-li̍p tāi-piáu tsit-ê gú-giân ê tiōng-iàu-sìng,</text:p>
      <text:p text:style-name="P1"/>
      <text:p text:style-name="P2"><text:span text:style-name="T10">因為建立了後會帶動這</text:span><text:span text:style-name="T8">ê</text:span><text:span text:style-name="T10">語言</text:span><text:span text:style-name="T8">ê</text:span><text:span text:style-name="T10">相關研究，</text:span></text:p>
      <text:p text:style-name="P5">in-uī kiàn-li̍p liáu-āu ē tài-tōng tsit-ê gú-giân ê siong-kuan gián-kiù,</text:p>
      <text:p text:style-name="P2"><text:span text:style-name="T8">mā</text:span><text:span text:style-name="T10">宣示伊</text:span><text:span text:style-name="T8">tī</text:span><text:span text:style-name="T10">學術界</text:span><text:span text:style-name="T8">ê</text:span><text:span text:style-name="T10">地位；</text:span></text:p>
      <text:p text:style-name="P5">mā suan-sī i tī ha̍k-su̍t-kài ê tuē-uī;</text:p>
      <text:p text:style-name="P1"/>
      <text:p text:style-name="P3">對弱勢語言來講，</text:p>
      <text:p text:style-name="P5">tuì jio̍k-sè gú-giân lâi kóng,</text:p>
      <text:p text:style-name="P2"><text:span text:style-name="T10">語料庫</text:span><text:span text:style-name="T8">ê</text:span><text:span text:style-name="T10">建立是這个語言</text:span><text:span text:style-name="T8">beh</text:span><text:span text:style-name="T10">復興</text:span><text:span text:style-name="T8">ê</text:span><text:span text:style-name="T10">一个重要基礎，</text:span></text:p>
      <text:p text:style-name="P5">gú-liāu-khòo ê kiàn-li̍p sī tsit-ê gú-giân beh ho̍k-hing ê tsi̍t-ê tiōng-iàu ki-tshóo,</text:p>
      <text:p text:style-name="P1"/>
      <text:p text:style-name="P2"><text:span text:style-name="T10">因為利用著主導世界行向</text:span><text:span text:style-name="T8">ê</text:span><text:span text:style-name="T10">電腦科技，</text:span></text:p>
      <text:p text:style-name="P5">in-uī lī-iōng-tio̍h tsú-tō sè-kài kiânn-hiòng ê tiān-nóo kho-ki,</text:p>
      <text:p text:style-name="P2"><text:span text:style-name="T10">而且有機會</text:span><text:span text:style-name="T8">hōo</text:span><text:span text:style-name="T10">這个語言</text:span><text:span text:style-name="T8">kah</text:span><text:span text:style-name="T10">其它</text:span><text:span text:style-name="T8">ê</text:span><text:span text:style-name="T10">強勢語言做連結。</text:span></text:p>
      <text:p text:style-name="P5">jî-tshiánn ū ki-huē hōo tsit-ê gú-giân kah kî-tha ê kiông-sè gú-giân tsuè liân-kiat.</text:p>
      <text:p text:style-name="P1"/>
      <text:p text:style-name="P2"><text:span text:style-name="T10">語料庫</text:span><text:span text:style-name="T8">ê</text:span><text:span text:style-name="T10">應用研究有</text:span><text:span text:style-name="T8">tsiânn tsuē</text:span><text:span text:style-name="T10">，</text:span></text:p>
      <text:p text:style-name="P5">Gú-liāu-khòo ê ìng-iōng gián-kiù ū tsiânn tsuē,</text:p>
      <text:p text:style-name="P1"/>
      <text:p text:style-name="P2"><text:span text:style-name="T8">tī chia</text:span><text:span text:style-name="T10">，阮針對語文教學</text:span><text:span text:style-name="T8">ê</text:span><text:span text:style-name="T10">語詞搭配做</text:span><text:span text:style-name="T8">khah</text:span><text:span text:style-name="T10">詳細</text:span><text:span text:style-name="T8">ê</text:span><text:span text:style-name="T10">探討。</text:span></text:p>
      <text:p text:style-name="P5">tī tsia, gún tsiam-tuì gú-bûn kàu-ha̍k ê gú-sû tah-phè tsuè khah siông-suè ê thàm-thó.</text:p>
      <text:p text:style-name="P1"/>
      <text:p text:style-name="P2"><text:span text:style-name="T10">語詞搭配</text:span><text:span text:style-name="T8">(collocation) tō</text:span><text:span text:style-name="T10">是「語詞用會</text:span><text:span text:style-name="T8">tàng</text:span><text:span text:style-name="T10">預測</text:span><text:span text:style-name="T8">ê</text:span><text:span text:style-name="T10">方式組合做伙</text:span><text:span text:style-name="T8">ê</text:span><text:span text:style-name="T10">方式」，</text:span></text:p>
      <text:p text:style-name="P5"><text:soft-page-break/>Gú-sû tah-phè(collocation) tō-sī "Gú-sû iōng ē-tàng ū-tshik ê hong-sik tsoo-ha̍p tsuè-hé ê hong-sik",</text:p>
      <text:p text:style-name="P1"/>
      <text:p text:style-name="P2"><text:span text:style-name="T8">mā</text:span><text:span text:style-name="T10">有人講是「</text:span><text:span text:style-name="T8">Kāng</text:span><text:span text:style-name="T10">一个文本內底，</text:span><text:span text:style-name="T8">tī</text:span><text:span text:style-name="T10">真近</text:span><text:span text:style-name="T8">ê</text:span><text:span text:style-name="T10">所在共同出現</text:span><text:span text:style-name="T8">ê</text:span><text:span text:style-name="T10">兩个</text:span><text:span text:style-name="T8">iah</text:span><text:span text:style-name="T10">是兩个以上</text:span><text:span text:style-name="T8">ê</text:span><text:span text:style-name="T10">語詞」。</text:span></text:p>
      <text:p text:style-name="P5">mā ū-lâng kóng sī "Kāng tsi̍t-ê bûn-pún lāi-tué, ī tsin kūn ê sóo-tsāi kiōng-tông tshut-hiān ê nn̄g ê iah-sī nn̄g ê í-siōng ê gú-sû".</text:p>
      <text:p text:style-name="P1"/>
      <text:p text:style-name="P2"><text:span text:style-name="T10">語詞搭配會</text:span><text:span text:style-name="T8">sái</text:span><text:span text:style-name="T10">學習著一个語詞</text:span><text:span text:style-name="T8">ê</text:span><text:span text:style-name="T10">慣用方法，</text:span></text:p>
      <text:p text:style-name="P5">Gú-sû tah-phè ē-sái ha̍k-si̍p-tio̍h tsi̍t-ê gú-sû ê kuàn-iōng hong-huat,</text:p>
      <text:p text:style-name="P1"/>
      <text:p text:style-name="P3">比一个例，</text:p>
      <text:p text:style-name="P5">pí tsi̍t-ê lē,</text:p>
      <text:p text:style-name="P1"/>
      <text:p text:style-name="P3">咱訂火車單，</text:p>
      <text:p text:style-name="P5">lán tīng hé-tshia-tuann,</text:p>
      <text:p text:style-name="P2"><text:span text:style-name="T8">koh</text:span><text:span text:style-name="T10">去車頭付錢</text:span><text:span text:style-name="T8">the̍h</text:span><text:span text:style-name="T10">著車單，</text:span></text:p>
      <text:p text:style-name="P5">koh khì tshia-thâu hù-tsînn the̍h-tio̍h tshia-tuann,</text:p>
      <text:p text:style-name="P2"><text:span text:style-name="T10">咱會</text:span><text:span text:style-name="T8">sái</text:span><text:span text:style-name="T10">講「車單</text:span><text:span text:style-name="T8">phah</text:span><text:span text:style-name="T10">好</text:span><text:span text:style-name="T8">a</text:span><text:span text:style-name="T10">」，</text:span></text:p>
      <text:p text:style-name="P5">lán ē-sái kóng "tshia-tuann phah hó a",</text:p>
      <text:p text:style-name="P1"/>
      <text:p text:style-name="P2"><text:span text:style-name="T10">「</text:span><text:span text:style-name="T8">phah</text:span><text:span text:style-name="T10">」</text:span><text:span text:style-name="T8">kah</text:span><text:span text:style-name="T10">「摃」</text:span><text:span text:style-name="T8">ê</text:span><text:span text:style-name="T10">意思相</text:span><text:span text:style-name="T8">kâng</text:span><text:span text:style-name="T10">，</text:span></text:p>
      <text:p text:style-name="P5">"phah" kah "kòng" ê ì-sù sio-kâng,</text:p>
      <text:p text:style-name="P2"><text:span text:style-name="T8">m̄-koh</text:span><text:span text:style-name="T10">咱</text:span><text:span text:style-name="T8">buē-sái</text:span><text:span text:style-name="T10">講「車單摃好</text:span><text:span text:style-name="T8">a</text:span><text:span text:style-name="T10">」，</text:span></text:p>
      <text:p text:style-name="P5">m̄-koh lán buē-sái kóng "tshia-tuann kòng hó a",</text:p>
      <text:p text:style-name="P1"/>
      <text:p text:style-name="P3">所以，</text:p>
      <text:p text:style-name="P5">sóo-í,</text:p>
      <text:p text:style-name="P2"><text:span text:style-name="T10">「</text:span><text:span text:style-name="T8">phah</text:span><text:span text:style-name="T10">」</text:span><text:span text:style-name="T8">kah</text:span><text:span text:style-name="T10">「車單」</text:span><text:span text:style-name="T8">tō</text:span><text:span text:style-name="T10">有搭配</text:span><text:span text:style-name="T8">ê</text:span><text:span text:style-name="T10">關係，</text:span></text:p>
      <text:p text:style-name="P5">"phah" kah "tshia-tuann" tō ū tah-phè ê kuan-hē,</text:p>
      <text:p text:style-name="P2"><text:span text:style-name="T10">其中一个詞若是用同義詞</text:span><text:span text:style-name="T8">kā</text:span><text:span text:style-name="T10">換掉，</text:span></text:p>
      <text:p text:style-name="P5">kî-tiong tsi̍t-ê sû nā-sī iōng tông-gī-sû kā uānn-tiāu,</text:p>
      <text:p text:style-name="P3">這个搭配關係無一定會繼續存在。</text:p>
      <text:p text:style-name="P5">tsit-ê tah-phè kuan-hē bô-it-tīng ē kè-sio̍k tsûn-tsāi.</text:p>
      <text:p text:style-name="P1"/>
      <text:p text:style-name="P2"><text:span text:style-name="T10">兩个語詞</text:span><text:span text:style-name="T8">beh</text:span><text:span text:style-name="T10">按怎鬥陣使用，</text:span></text:p>
      <text:p text:style-name="P5">Nn̄g-ê gú-sû beh án-nuá tàu-tīn sú-iōng,</text:p>
      <text:p text:style-name="P2"><text:span text:style-name="T10">一般</text:span><text:span text:style-name="T8">ê</text:span><text:span text:style-name="T10">辭典並無特別</text:span><text:span text:style-name="T8">kā</text:span><text:span text:style-name="T10">註明，</text:span></text:p>
      <text:p text:style-name="P5">it-puann ê sû-tián pīng-bô ti̍k-pia̍t kā tsù-bîng,</text:p>
      <text:p text:style-name="P2"><text:span text:style-name="T10">這對語言</text:span><text:span text:style-name="T8">ê</text:span><text:span text:style-name="T10">學習加減有阻礙。</text:span></text:p>
      <text:p text:style-name="P5">tse tuì gú-giân ê ha̍k-si̍p ke-kiám ū tsóo-gāi.</text:p>
      <text:p text:style-name="P1"/>
      <text:p text:style-name="P3">台灣人學英文，</text:p>
      <text:p text:style-name="P5">Tâi-uân-lâng o̍h Ing-bûn,</text:p>
      <text:p text:style-name="P3">硬記英文語詞，</text:p>
      <text:p text:style-name="P5">ngī-kì Ing-bûn gú-sû,</text:p>
      <text:p text:style-name="P1"/>
      <text:p text:style-name="P2"><text:span text:style-name="T8">beh</text:span><text:span text:style-name="T10">用英文</text:span><text:span text:style-name="T8">kah</text:span><text:span text:style-name="T10">人溝通</text:span><text:span text:style-name="T8">ê</text:span><text:span text:style-name="T10">時陣，</text:span></text:p>
      <text:p text:style-name="P5">beh iōng Ing-bûn kah lâng koo-thong ê sî-tsūn,</text:p>
      <text:p text:style-name="P2"><text:span text:style-name="T10">利用</text:span><text:span text:style-name="T8">tsiâ ê</text:span><text:span text:style-name="T10">語詞鬥出一句咱</text:span><text:span text:style-name="T8">lia̍h</text:span><text:span text:style-name="T10">做會通</text:span><text:span text:style-name="T8">ê</text:span><text:span text:style-name="T10">英文句，</text:span></text:p>
      <text:p text:style-name="P5">lī-iōng tsiâ ê gú-sû tàu tshut tsi̍t-kù lán lia̍h-tsuè ē thong ê Ing-bûn-kù,</text:p>
      <text:p text:style-name="P2"><text:span text:style-name="T8">m̄-koh</text:span><text:span text:style-name="T10">講英語</text:span><text:span text:style-name="T8">ê</text:span><text:span text:style-name="T10">人可能</text:span><text:span text:style-name="T8">sa</text:span><text:span text:style-name="T10">無貓仔門，</text:span></text:p>
      <text:p text:style-name="P5">m̄-koh kóng Ing-gú ê lâng khó-lîng sa bô niau-á-mn̂g,</text:p>
      <text:p text:style-name="P1"/>
      <text:p text:style-name="P2"><text:soft-page-break/><text:span text:style-name="T10">因為咱</text:span><text:span text:style-name="T8">ê</text:span><text:span text:style-name="T10">語詞搭配錯誤，</text:span></text:p>
      <text:p text:style-name="P5">in-uī lán ê gú-sû tah-phè tshò-gōo,</text:p>
      <text:p text:style-name="P2"><text:span text:style-name="T10">錯誤可能包括語法</text:span><text:span text:style-name="T8">kah</text:span><text:span text:style-name="T10">慣用語。</text:span></text:p>
      <text:p text:style-name="P5">tshò-gōo khó-lîng pau-kuah gú-huat kah kuàn-iōng-gú.</text:p>
      <text:p text:style-name="P1"/>
      <text:p text:style-name="P2"><text:span text:style-name="T10">所以語詞搭配</text:span><text:span text:style-name="T8">chiâⁿ</text:span><text:span text:style-name="T10">做語言學習真重要</text:span><text:span text:style-name="T8">ê</text:span><text:span text:style-name="T10">一部分。</text:span></text:p>
      <text:p text:style-name="P5">Sóo-í gú-sû tah-phè tsiânn-tsuè gú-giân ha̍k-si̍p tsin tiōng-iàu ê tsi̍t-pōo-hūn.</text:p>
      <text:p text:style-name="P1"/>
      <text:p text:style-name="P2"><text:span text:style-name="T10">英文</text:span><text:span text:style-name="T8">ê</text:span><text:span text:style-name="T10">部分，</text:span></text:p>
      <text:p text:style-name="P5">Ing-bûn ê pōo-hūn,</text:p>
      <text:p text:style-name="P2"><text:span text:style-name="T10">出版</text:span><text:span text:style-name="T8">buē</text:span><text:span text:style-name="T10">少語詞搭配辭典，</text:span></text:p>
      <text:p text:style-name="P5">tshut-pán buē-tsió gú-sû tah-phè sû-tián,</text:p>
      <text:p text:style-name="P2"><text:span text:style-name="T8">mā</text:span><text:span text:style-name="T10">是為著</text:span><text:span text:style-name="T8">tsuē-tsuē </text:span><text:span text:style-name="T10">英語</text:span><text:span text:style-name="T8">ê</text:span><text:span text:style-name="T10">學習者。</text:span></text:p>
      <text:p text:style-name="P5">mā-sī uī-tio̍h tsuē-tsuē Ing-gú ê ha̍k-si̍p-tsiá.</text:p>
      <text:p text:style-name="P1"/>
      <text:p text:style-name="P2"><text:span text:style-name="T10">台語</text:span><text:span text:style-name="T8">ê</text:span><text:span text:style-name="T10">學習</text:span><text:span text:style-name="T8">kám</text:span><text:span text:style-name="T10">有需要注意語詞搭配？</text:span></text:p>
      <text:p text:style-name="P5">Tâi-gú ê ha̍k-si̍p kám ū su-iàu tsù-ì gú-sû tah-phè?</text:p>
      <text:p text:style-name="P1"/>
      <text:p text:style-name="P3">當然有需要，</text:p>
      <text:p text:style-name="P5">Tong-jiân ū su-iàu,</text:p>
      <text:p text:style-name="P2"><text:span text:style-name="T10">包括對想</text:span><text:span text:style-name="T8">beh</text:span><text:span text:style-name="T10">學台語</text:span><text:span text:style-name="T8">ê</text:span><text:span text:style-name="T10">外國人，</text:span></text:p>
      <text:p text:style-name="P5">pau-kuah tuì siūnn-beh o̍h Tâi-gú ê guā-kok-lâng,</text:p>
      <text:p text:style-name="P2"><text:span text:style-name="T8">mā</text:span><text:span text:style-name="T10">包括咱這代</text:span><text:span text:style-name="T8">kah</text:span><text:span text:style-name="T10">下一代。</text:span></text:p>
      <text:p text:style-name="P5">mā pau-kuah lán tsit-tāi kah ē-tsi̍t-tāi.</text:p>
      <text:p text:style-name="P1"/>
      <text:p text:style-name="P2"><text:span text:style-name="T10">受著強勢</text:span><text:span text:style-name="T8">ê</text:span><text:span text:style-name="T10">華語影響，</text:span></text:p>
      <text:p text:style-name="P5">Siū-tio̍h kiông-sè ê Huâ-gú íng-hióng,</text:p>
      <text:p text:style-name="P2"><text:span text:style-name="T8">tsiânn tsuē</text:span><text:span text:style-name="T10">自認為會曉講台語</text:span><text:span text:style-name="T8">ê</text:span><text:span text:style-name="T10">人，</text:span></text:p>
      <text:p text:style-name="P5">tsiânn tsuē tsū-jīm-uî ē-hiáu kóng Tâi-gú ê lâng,</text:p>
      <text:p text:style-name="P2"><text:span text:style-name="T10">台語講起來</text:span><text:span text:style-name="T8">mā</text:span><text:span text:style-name="T10">是</text:span><text:span text:style-name="T8">li-li-lak-lak</text:span><text:span text:style-name="T10">，</text:span></text:p>
      <text:p text:style-name="P5">Tâi-gú kóng--khí-lâi li-li-lak-lak,</text:p>
      <text:p text:style-name="P1"/>
      <text:p text:style-name="P2"><text:span text:style-name="T8">mā</text:span><text:span text:style-name="T10">因為用華語思考，</text:span></text:p>
      <text:p text:style-name="P5">mā in-uī iōng Huâ-gú su-khó,</text:p>
      <text:p text:style-name="P2"><text:span text:style-name="T10">有</text:span><text:span text:style-name="T8">ê</text:span><text:span text:style-name="T10">人「一尾魚」</text:span><text:span text:style-name="T8">suah</text:span><text:span text:style-name="T10">變做「一條魚」。</text:span></text:p>
      <text:p text:style-name="P5">ū-ê-lâng "tsi̍t-bé hî" suah pìnn-tsuè "tsi̍t-tiâu hî".</text:p>
      <text:p text:style-name="P1"/>
      <text:p text:style-name="P2"><text:span text:style-name="T10">建立台語</text:span><text:span text:style-name="T8">ê</text:span><text:span text:style-name="T10">語詞搭配辭典是台語教學真重要</text:span><text:span text:style-name="T8">ê</text:span><text:span text:style-name="T10">一部份，</text:span></text:p>
      <text:p text:style-name="P5">Kiàn-li̍p Tâi-gú ê gú-sû tah-phè sû-tián sī Tâi-gú kàu-ha̍k tsin tiōng-iàu ê tsi̍t-pōo-hūn,</text:p>
      <text:p text:style-name="P1"/>
      <text:p text:style-name="P2"><text:span text:style-name="T10">可惜目前</text:span><text:span text:style-name="T8">iah</text:span><text:span text:style-name="T10">無，</text:span></text:p>
      <text:p text:style-name="P5">khó-sioh bo̍k-tsiân iah bô,</text:p>
      <text:p text:style-name="P2"><text:span text:style-name="T10">這是語言學界</text:span><text:span text:style-name="T8">ê</text:span><text:span text:style-name="T10">責任。</text:span></text:p>
      <text:p text:style-name="P5">tse-sī gú-giân-ha̍k-kài ê tsik-jīm.</text:p>
      <text:p text:style-name="P1"/>
      <text:p text:style-name="P2"><text:span text:style-name="T10">本文是</text:span><text:span text:style-name="T8">khiā tī</text:span><text:span text:style-name="T10">資訊科學</text:span><text:span text:style-name="T8">ê</text:span><text:span text:style-name="T10">角度，</text:span></text:p>
      <text:p text:style-name="P5">Pún-bûn sī khiā tī tsu-sìn kho-ha̍k ê kak-tōo,</text:p>
      <text:p text:style-name="P2"><text:span text:style-name="T10">提出現時另外一个</text:span><text:span text:style-name="T8">thang</text:span><text:span text:style-name="T10">好運用</text:span><text:span text:style-name="T8">ê</text:span><text:span text:style-name="T10">方式：</text:span></text:p>
      <text:p text:style-name="P5">thê-tshut hiān-sî līng-guā tsi̍t-ê thang-hó ūn-iōng ê hong-sik:</text:p>
      <text:p text:style-name="P2"><text:span text:style-name="T10">利用台語文語料庫這个資源來建立台語語詞搭配</text:span><text:span text:style-name="T8">ê</text:span><text:span text:style-name="T10">資料。</text:span></text:p>
      <text:p text:style-name="P5">Lī-iōng Tâi-gú-bûn gú-liāu-khòo tsit-ê tsu-guân lâi kiàn-li̍p Tâi-gú gú-sû tah-phè ê tsu-liāu.</text:p>
      <text:p text:style-name="P1"/>
      <text:p text:style-name="P2"><text:soft-page-break/><text:span text:style-name="T8">2. </text:span><text:span text:style-name="T10">自動語詞搭配做法</text:span></text:p>
      <text:p text:style-name="P5">Jī. Tsū-tōng Gú-sû Tah-phè Tsuè-huat</text:p>
      <text:p text:style-name="P1"/>
      <text:p text:style-name="P3">根據語料庫，</text:p>
      <text:p text:style-name="P5">Kun-kù gú-liāu-khòo ,</text:p>
      <text:p text:style-name="P2"><text:span text:style-name="T8">beh kā</text:span><text:span text:style-name="T10">共同出現而且互相關係密切</text:span><text:span text:style-name="T8">ê</text:span><text:span text:style-name="T10">語詞</text:span><text:span text:style-name="T8">tshē</text:span><text:span text:style-name="T10">出來，</text:span></text:p>
      <text:p text:style-name="P5">beh kā kiōng-tông tshut-hiān jî-tshiánn hōo-siong kuan-hē bi̍t-tshiat ê gú-sû tshē--tshut-lâi,</text:p>
      <text:p text:style-name="P2"><text:span text:style-name="T10">是利用統計</text:span><text:span text:style-name="T8">ê</text:span><text:span text:style-name="T10">方法。</text:span></text:p>
      <text:p text:style-name="P5">sī lī-iōng thóng-kè ê hong-huat.</text:p>
      <text:p text:style-name="P1"/>
      <text:p text:style-name="P2"><text:span text:style-name="T10">有兩个公式會</text:span><text:span text:style-name="T8">sái</text:span><text:span text:style-name="T10">做，</text:span></text:p>
      <text:p text:style-name="P5">Ū nn̄g-ê kong-sik ē-sái tsuè,</text:p>
      <text:p text:style-name="P1"/>
      <text:p text:style-name="P2"><text:span text:style-name="T10">第一个是互訊息</text:span><text:span text:style-name="T8">(mutual information</text:span><text:span text:style-name="T10">，以下簡稱</text:span><text:span text:style-name="T8">MI)</text:span><text:span text:style-name="T10">，</text:span></text:p>
      <text:p text:style-name="P5">tē-it-ê sī hōo-sìn-sit (mutual information, í-hā kán-tshing MI ),</text:p>
      <text:p text:style-name="P2"><text:span text:style-name="T10">設使</text:span><text:span text:style-name="T8">A</text:span><text:span text:style-name="T10">、</text:span><text:span text:style-name="T8">B</text:span><text:span text:style-name="T10">是語詞，</text:span></text:p>
      <text:p text:style-name="P5">siat-sú A, B sī gú-sû,</text:p>
      <text:p text:style-name="P2"><text:span text:style-name="T10">這兩个語詞</text:span><text:span text:style-name="T8">ê MI ê</text:span><text:span text:style-name="T10">公式是：</text:span></text:p>
      <text:p text:style-name="P5">tsit nn̄g-ê gú-sû ê MI ê kong-sik sī:</text:p>
      <text:p text:style-name="P1"/>
      <text:p text:style-name="P3">其中，</text:p>
      <text:p text:style-name="P5">Kî-tiong,</text:p>
      <text:p text:style-name="P2"><text:span text:style-name="T10">「</text:span><text:span text:style-name="T8">P of A</text:span><text:span text:style-name="T10">」是語詞</text:span><text:span text:style-name="T8">A ê</text:span><text:span text:style-name="T10">機率，</text:span></text:p>
      <text:p text:style-name="P5">"P of A" sī gú-sû A ê ki-lu̍t,</text:p>
      <text:p text:style-name="P1"/>
      <text:p text:style-name="P2"><text:span text:style-name="T10">設使</text:span><text:span text:style-name="T8">A lóng</text:span><text:span text:style-name="T10">總出現 「</text:span><text:span text:style-name="T8">Frequence of A</text:span><text:span text:style-name="T10">」 </text:span><text:span text:style-name="T8">pái</text:span><text:span text:style-name="T10">，</text:span></text:p>
      <text:p text:style-name="P5">siat-sú A lóng-tsóng tshut-hiān "Frequence of A" pái,</text:p>
      <text:p text:style-name="P2"><text:span text:style-name="T10">所有</text:span><text:span text:style-name="T8">ê</text:span><text:span text:style-name="T10">語料</text:span><text:span text:style-name="T8">lóng</text:span><text:span text:style-name="T10">總有</text:span><text:span text:style-name="T8">N</text:span><text:span text:style-name="T10">个詞</text:span><text:span text:style-name="T8">(word tokens)</text:span><text:span text:style-name="T10">，</text:span></text:p>
      <text:p text:style-name="P5">sóo-ū ê gú-liāu lóng-tsóng ū N-ê sû (word tokens),</text:p>
      <text:p text:style-name="P2"><text:span text:style-name="T10">「</text:span><text:span text:style-name="T8">P of A</text:span><text:span text:style-name="T10">」 等於 </text:span><text:span text:style-name="T8">N </text:span><text:span text:style-name="T10">分之「</text:span><text:span text:style-name="T8">Frequence of A</text:span><text:span text:style-name="T10">」</text:span></text:p>
      <text:p text:style-name="P5">"P of A" tíng-î N hun tsi "Frequence of A".</text:p>
      <text:p text:style-name="P1"/>
      <text:p text:style-name="P2"><text:span text:style-name="T8">Kāng</text:span><text:span text:style-name="T10">款，</text:span></text:p>
      <text:p text:style-name="P5">Kāng-khuán,</text:p>
      <text:p text:style-name="P2"><text:span text:style-name="T10">「</text:span><text:span text:style-name="T8">P of B</text:span><text:span text:style-name="T10">」是語詞</text:span><text:span text:style-name="T8">B ê</text:span><text:span text:style-name="T10">機率，</text:span></text:p>
      <text:p text:style-name="P5">"P of B" sī gú-sû B ê ki-lu̍t,</text:p>
      <text:p text:style-name="P2"><text:span text:style-name="T10">「</text:span><text:span text:style-name="T8">P of AB</text:span><text:span text:style-name="T10">」是詞組</text:span><text:span text:style-name="T8">AB ê</text:span><text:span text:style-name="T10">機率。</text:span></text:p>
      <text:p text:style-name="P5">"P of AB" sī sû-tsoo AB ê ki-lu̍t.</text:p>
      <text:p text:style-name="P1"/>
      <text:p text:style-name="P3">咱分三種情形來討論：</text:p>
      <text:p text:style-name="P5">Lán hun sann-tsióng tsîng-hîng lâi thó-lūn:</text:p>
      <text:p text:style-name="P1"/>
      <text:p text:style-name="P2"><text:span text:style-name="T8">(a) </text:span><text:span text:style-name="T10">設使</text:span><text:span text:style-name="T8">A</text:span><text:span text:style-name="T10">後壁</text:span><text:span text:style-name="T8">kan-na</text:span><text:span text:style-name="T10">會出現</text:span><text:span text:style-name="T8">B</text:span><text:span text:style-name="T10">，</text:span></text:p>
      <text:p text:style-name="P5">(a) Siat-sú A āu-piah kan-na ē tshut-hiān B,</text:p>
      <text:p text:style-name="P2"><text:span text:style-name="T8">B</text:span><text:span text:style-name="T10">頭前</text:span><text:span text:style-name="T8">kan-na</text:span><text:span text:style-name="T10">會出現</text:span><text:span text:style-name="T8">A</text:span><text:span text:style-name="T10">，</text:span></text:p>
      <text:p text:style-name="P5">B thâu-tsîng kan-na ē tshut-hiān A,</text:p>
      <text:p text:style-name="P3">這兩个詞一定成對出現，</text:p>
      <text:p text:style-name="P5">tsit nn̄g-ê sû it-tīng sîng-tuì tshut-hiān,</text:p>
      <text:p text:style-name="P1"/>
      <text:p text:style-name="P3">這款情形下，</text:p>
      <text:p text:style-name="P5">tsit-khuán tsîng-hîng hā,</text:p>
      <text:p text:style-name="P2"><text:span text:style-name="T10">「</text:span><text:span text:style-name="T8">P of A</text:span><text:span text:style-name="T10">」近倚「</text:span><text:span text:style-name="T8">P of B</text:span><text:span text:style-name="T10">」近倚「</text:span><text:span text:style-name="T8">P of AB</text:span><text:span text:style-name="T10">」，</text:span></text:p>
      <text:p text:style-name="P5">"P of A" kīn-uá "P of B" kīn-uá "P of AB",</text:p>
      <text:p text:style-name="P2"><text:soft-page-break/><text:span text:style-name="T10">「</text:span><text:span text:style-name="T8">MI of AB</text:span><text:span text:style-name="T10">」 近倚 「負</text:span><text:span text:style-name="T8">log P of AB</text:span><text:span text:style-name="T10">」，</text:span></text:p>
      <text:p text:style-name="P5">"MI of AB" kīn-uá "hū log P of AB",</text:p>
      <text:p text:style-name="P2"><text:span text:style-name="T10">是一个</text:span><text:span text:style-name="T8">khah</text:span><text:span text:style-name="T10">大</text:span><text:span text:style-name="T8">ê</text:span><text:span text:style-name="T10">正數；</text:span></text:p>
      <text:p text:style-name="P5">sī tsi̍t-ê khah tuā ê tsiànn-sòo;</text:p>
      <text:p text:style-name="P1"/>
      <text:p text:style-name="P2"><text:span text:style-name="T10">若是</text:span><text:span text:style-name="T8">AB tiānn-tiānn </text:span><text:span text:style-name="T10">成對出現，</text:span></text:p>
      <text:p text:style-name="P5">nā-sī AB tiānn-tiānn sîng-tuì tshut-hiān,</text:p>
      <text:p text:style-name="P2"><text:span text:style-name="T8">m̄-koh A</text:span><text:span text:style-name="T10">後壁會接</text:span><text:span text:style-name="T8">B</text:span><text:span text:style-name="T10">以外其它</text:span><text:span text:style-name="T8">ê</text:span><text:span text:style-name="T10">詞，</text:span></text:p>
      <text:p text:style-name="P5">m̄-koh A āu-piah ē tsiap B í-guā ê sû,</text:p>
      <text:p text:style-name="P2"><text:span text:style-name="T8">B</text:span><text:span text:style-name="T10">頭前</text:span><text:span text:style-name="T8">mā</text:span><text:span text:style-name="T10">可能會接</text:span><text:span text:style-name="T8">A</text:span><text:span text:style-name="T10">以外其它</text:span><text:span text:style-name="T8">ê</text:span><text:span text:style-name="T10">詞，</text:span></text:p>
      <text:p text:style-name="P5">B thâu-tsîng mā khó-lîng ē tsiap A í-guā ê sû,</text:p>
      <text:p text:style-name="P1"/>
      <text:p text:style-name="P3">這个時陣，</text:p>
      <text:p text:style-name="P5">tsit-ê sî-tsūn,</text:p>
      <text:p text:style-name="P2"><text:span text:style-name="T10">「</text:span><text:span text:style-name="T8">MI of AB</text:span><text:span text:style-name="T10">」可能</text:span><text:span text:style-name="T8">mā</text:span><text:span text:style-name="T10">是正數，</text:span></text:p>
      <text:p text:style-name="P5">"MI of AB" khó-lîng mā-sī tsiànn-sòo,</text:p>
      <text:p text:style-name="P2"><text:span text:style-name="T8">m̄-koh</text:span><text:span text:style-name="T10">會</text:span><text:span text:style-name="T8">khah</text:span><text:span text:style-name="T10">細；</text:span></text:p>
      <text:p text:style-name="P5">m̄-koh ē khah suè;</text:p>
      <text:p text:style-name="P1"/>
      <text:p text:style-name="P2"><text:span text:style-name="T8">(b) </text:span><text:span text:style-name="T10">設使</text:span><text:span text:style-name="T8">A kah B</text:span><text:span text:style-name="T10">無關係（獨立事件），</text:span></text:p>
      <text:p text:style-name="P5">(b) Siat-sú A kah B bô kuan-hē (to̍k-li̍p sū-kiānn),</text:p>
      <text:p text:style-name="P1"/>
      <text:p text:style-name="P2"><text:span text:style-name="T10">「</text:span><text:span text:style-name="T8">P of AB</text:span><text:span text:style-name="T10">」近倚</text:span><text:span text:style-name="T8">"P of A"</text:span><text:span text:style-name="T10">乘</text:span><text:span text:style-name="T8">"P of B"</text:span><text:span text:style-name="T10">，</text:span></text:p>
      <text:p text:style-name="P5">"P of AB" kīn-uá "P of A" sîng "P of B" ,</text:p>
      <text:p text:style-name="P2"><text:span text:style-name="T10">所以「</text:span><text:span text:style-name="T8">MI of AB</text:span><text:span text:style-name="T10">」近倚</text:span><text:span text:style-name="T8">0</text:span><text:span text:style-name="T10">；</text:span></text:p>
      <text:p text:style-name="P5">sóo-í "MI of AB" kīn-uá 0;</text:p>
      <text:p text:style-name="P1"/>
      <text:p text:style-name="P2"><text:span text:style-name="T8">(c) </text:span><text:span text:style-name="T10">設使語詞</text:span><text:span text:style-name="T8">A</text:span><text:span text:style-name="T10">出現致使</text:span><text:span text:style-name="T8">B khah buē</text:span><text:span text:style-name="T10">出現，</text:span></text:p>
      <text:p text:style-name="P5">(c) Siat-sú gú-sû A tshut-hiān tì-sú B khah buē tshut-hiān,</text:p>
      <text:p text:style-name="P1"/>
      <text:p text:style-name="P2"><text:span text:style-name="T10">「</text:span><text:span text:style-name="T8">P of AB</text:span><text:span text:style-name="T10">」 遠小於 </text:span><text:span text:style-name="T8">"P of A" sîng "P of B" ,</text:span></text:p>
      <text:p text:style-name="P5">"P of AB" uán sió î "P of A" sîng "P of B" ,</text:p>
      <text:p text:style-name="P2"><text:span text:style-name="T10">所以「</text:span><text:span text:style-name="T8">MI of AB</text:span><text:span text:style-name="T10">」是負數。</text:span></text:p>
      <text:p text:style-name="P5">sóo-í "MI of AB" sī hū-sòo .</text:p>
      <text:p text:style-name="P1"/>
      <text:p text:style-name="P3">基本上，</text:p>
      <text:p text:style-name="P5">Ki-pún siōng,</text:p>
      <text:p text:style-name="P3">語料愈大，</text:p>
      <text:p text:style-name="P5">gú-liāu jú tuā,</text:p>
      <text:p text:style-name="P2"><text:span text:style-name="T10">統計</text:span><text:span text:style-name="T8">ê</text:span><text:span text:style-name="T10">結果愈有代表性。</text:span></text:p>
      <text:p text:style-name="P5">thóng-kè ê kiat-kó jú ū tāi-piáu-sìng.</text:p>
      <text:p text:style-name="P1"/>
      <text:p text:style-name="P2"><text:span text:style-name="T10">第二个是相關度</text:span><text:span text:style-name="T8">(correlation</text:span><text:span text:style-name="T10">，以下簡稱</text:span><text:span text:style-name="T8">CR)</text:span><text:span text:style-name="T10">，</text:span></text:p>
      <text:p text:style-name="P5">Tē-jī-ê sī siong-kuan-tōo (correlation, í-hā kán-tshing CR),</text:p>
      <text:p text:style-name="P2"><text:span text:style-name="T10">這</text:span><text:span text:style-name="T8">mā</text:span><text:span text:style-name="T10">是一个統計</text:span><text:span text:style-name="T8">ê</text:span><text:span text:style-name="T10">公式：</text:span></text:p>
      <text:p text:style-name="P5">tse mā-sī tsi̍t-ê thóng-kè ê kong-sik:</text:p>
      <text:p text:style-name="P1"/>
      <text:p text:style-name="P3">簡單講，</text:p>
      <text:p text:style-name="P5">Kán-tan kóng,</text:p>
      <text:p text:style-name="P2"><text:span text:style-name="T8">beh</text:span><text:span text:style-name="T10">算「</text:span><text:span text:style-name="T8">CR of AB</text:span><text:span text:style-name="T10">」，</text:span><text:span text:style-name="T8">tō kā</text:span><text:span text:style-name="T10">語料內底</text:span><text:span text:style-name="T8">ê</text:span><text:span text:style-name="T10">詞組分做四</text:span><text:span text:style-name="T8">ê</text:span><text:span text:style-name="T10">部分，</text:span></text:p>
      <text:p text:style-name="P5">beh sǹg "CR of AB", tō kā gú-liāu lāi-tué ê sû-tsoo hun-tsuè sì ê pōo-hūn,</text:p>
      <text:p text:style-name="P2"><text:soft-page-break/><text:span text:style-name="T10">透過頂面</text:span><text:span text:style-name="T8">ê</text:span><text:span text:style-name="T10">公式來計算。</text:span></text:p>
      <text:p text:style-name="P5">thàu-kè tíng-bīn ê kong-sik lai kè-sǹg.</text:p>
      <text:p text:style-name="P1"/>
      <text:p text:style-name="P2"><text:span text:style-name="T10">算出來</text:span><text:span text:style-name="T8">ê</text:span><text:span text:style-name="T10">數字</text:span><text:span text:style-name="T8">lóng</text:span><text:span text:style-name="T10">是正數，</text:span></text:p>
      <text:p text:style-name="P5">Sǹg--tshut-lâi ê sòo-jī lóng-sī tsiànn-sòo,</text:p>
      <text:p text:style-name="P1"/>
      <text:p text:style-name="P2"><text:span text:style-name="T8">AB</text:span><text:span text:style-name="T10">兩个語詞若</text:span><text:span text:style-name="T8">tiānn-tiānn</text:span><text:span text:style-name="T10">做陣出現，</text:span></text:p>
      <text:p text:style-name="P5">AB nnḡ-ê gú-sû nā tiānn-tiānn tsuè-tīn tshut-hiān,</text:p>
      <text:p text:style-name="P2"><text:span text:style-name="T10">「</text:span><text:span text:style-name="T8">CR of AB</text:span><text:span text:style-name="T10">」可能超過</text:span><text:span text:style-name="T8">10,000</text:span><text:span text:style-name="T10">，</text:span></text:p>
      <text:p text:style-name="P5">"CR of AB" khó-lîng tshiau-kè tsi̍t-bān,</text:p>
      <text:p text:style-name="P2"><text:span text:style-name="T10">甚至超過</text:span><text:span text:style-name="T8">100,000</text:span><text:span text:style-name="T10">。</text:span></text:p>
      <text:p text:style-name="P5">sīm-tsì tshiau-kè tsa̍p-bān.</text:p>
      <text:p text:style-name="P1"/>
      <text:p text:style-name="P2"><text:span text:style-name="T10">愛注意</text:span><text:span text:style-name="T8">ê</text:span><text:span text:style-name="T10">是，</text:span></text:p>
      <text:p text:style-name="P5">Ài tsù-ì ê sī,</text:p>
      <text:p text:style-name="P2"><text:span text:style-name="T10">有時仔若</text:span><text:span text:style-name="T8">phah</text:span><text:span text:style-name="T10">字錯誤，</text:span></text:p>
      <text:p text:style-name="P5">ū-sî-á nā phah-jī tshò-gōo,</text:p>
      <text:p text:style-name="P2"><text:span text:style-name="T10">因為錯字</text:span><text:span text:style-name="T8">ê</text:span><text:span text:style-name="T10">詞頻真低，</text:span></text:p>
      <text:p text:style-name="P5">in-uī tshò-jī ê sû-pîn tsin kē,</text:p>
      <text:p text:style-name="P2"><text:span text:style-name="T10">會致使</text:span><text:span text:style-name="T8">MI kah CR ê</text:span><text:span text:style-name="T10">分數變足</text:span><text:span text:style-name="T8">kôan</text:span><text:span text:style-name="T10">。</text:span></text:p>
      <text:p text:style-name="P5">ē tì-sú hōo-sìn-sit kah siong-kuan-tōo ê hun-sòo piàn tsiok kuân.</text:p>
      <text:p text:style-name="P1"/>
      <text:p text:style-name="P3">為著避免這个情形，</text:p>
      <text:p text:style-name="P5">Uī-tio̍h phiah-bián tsit-ê tsîng-hîng,</text:p>
      <text:p text:style-name="P2"><text:span text:style-name="T10">會</text:span><text:span text:style-name="T8">sái</text:span><text:span text:style-name="T10">設詞頻</text:span><text:span text:style-name="T8">ê</text:span><text:span text:style-name="T10">限制，</text:span></text:p>
      <text:p text:style-name="P5">koh ài siat sû-pîn ê hān-tsè,</text:p>
      <text:p text:style-name="P1"/>
      <text:p text:style-name="P2"><text:span text:style-name="T8">tō</text:span><text:span text:style-name="T10">是講，</text:span><text:span text:style-name="T8">beh</text:span><text:span text:style-name="T10">計算</text:span><text:span text:style-name="T8">MI(AB)</text:span><text:span text:style-name="T10">，</text:span></text:p>
      <text:p text:style-name="P5">tō-sī kóng, beh kè-sǹg MI(AB),</text:p>
      <text:p text:style-name="P2"><text:span text:style-name="T10">會</text:span><text:span text:style-name="T8">sái</text:span><text:span text:style-name="T10">限制詞組</text:span><text:span text:style-name="T8">AB ê</text:span><text:span text:style-name="T10">頻率超過一个數目（可比出現</text:span><text:span text:style-name="T8">10-pái</text:span><text:span text:style-name="T10">以上），</text:span></text:p>
      <text:p text:style-name="P5">ē-sái hān-tsè sû-tsoo AB ê pîn-lu̍t tshiau-kè tsi̍t-ê sòo-bo̍k ( khó-pí tshut-hiān tsa̍p-pái í-siōng),</text:p>
      <text:p text:style-name="P2"><text:span text:style-name="T8">tsiah</text:span><text:span text:style-name="T10">來計算，</text:span></text:p>
      <text:p text:style-name="P5">tsiah lâi kè-sǹg,</text:p>
      <text:p text:style-name="P2"><text:span text:style-name="T10">若無</text:span><text:span text:style-name="T8">tō kā the̍h</text:span><text:span text:style-name="T10">掉。</text:span></text:p>
      <text:p text:style-name="P5">nā-bô tō kā the̍h-tiāu.</text:p>
      <text:p text:style-name="P1"/>
      <text:p text:style-name="P2"><text:span text:style-name="T8">3. </text:span><text:span text:style-name="T10">利用詞類訊息提升品質</text:span></text:p>
      <text:p text:style-name="P5">Sann. Lī-iōng sû-luī sìn-sit thê-sing phín-tsit</text:p>
      <text:p text:style-name="P1"/>
      <text:p text:style-name="P2"><text:span text:style-name="T10">用統計</text:span><text:span text:style-name="T8">ê</text:span><text:span text:style-name="T10">方式來</text:span><text:span text:style-name="T8">tshē</text:span><text:span text:style-name="T10">語詞搭配，</text:span></text:p>
      <text:p text:style-name="P5">Iōng thóng-kè ê hong-sik lâi tshē gú-sû tah-phè,</text:p>
      <text:p text:style-name="P2"><text:span text:style-name="T8">kah</text:span><text:span text:style-name="T10">語言專家利用伊專業智識</text:span><text:span text:style-name="T8">tshē</text:span><text:span text:style-name="T10">出來</text:span><text:span text:style-name="T8">ê</text:span><text:span text:style-name="T10">，</text:span></text:p>
      <text:p text:style-name="P5">kah gú-giân tsuan-ka lī-iōng i tsuan-gia̍p tì-sik tshē--tshut-lâi ê,</text:p>
      <text:p text:style-name="P2"><text:span text:style-name="T10">當然加減會無</text:span><text:span text:style-name="T8">kāng</text:span><text:span text:style-name="T10">款。</text:span></text:p>
      <text:p text:style-name="P5">tong-jiân ke-kiám ē bô kāng-khuán.</text:p>
      <text:p text:style-name="P1"/>
      <text:p text:style-name="P3">用統計方式，</text:p>
      <text:p text:style-name="P5">Iōng thóng-kè hong-sik,</text:p>
      <text:p text:style-name="P3">咱有簡化，</text:p>
      <text:p text:style-name="P5">lán ū kán-huà,</text:p>
      <text:p text:style-name="P2"><text:span text:style-name="T10">限定</text:span><text:span text:style-name="T8">tī</text:span><text:span text:style-name="T10">相</text:span><text:span text:style-name="T8">uá ê</text:span><text:span text:style-name="T10">兩个語詞，</text:span></text:p>
      <text:p text:style-name="P5">hān-tiānn tī sio-uá ê nn̄g-ê gú-sû,</text:p>
      <text:p text:style-name="P1"/>
      <text:p text:style-name="P2"><text:span text:style-name="T10">實際上有</text:span><text:span text:style-name="T8">ê</text:span><text:span text:style-name="T10">互相搭配</text:span><text:span text:style-name="T8">ê</text:span><text:span text:style-name="T10">語詞並無相</text:span><text:span text:style-name="T8">uá</text:span><text:span text:style-name="T10">，</text:span></text:p>
      <text:p text:style-name="P5"><text:soft-page-break/>si̍t-tsè siōng ū-ê hōo-siong tah-phè ê gú-sû pīng-bô sio-uá,</text:p>
      <text:p text:style-name="P2"><text:span text:style-name="T10">「</text:span><text:span text:style-name="T8">phah </text:span><text:span text:style-name="T10">車單」有可能講做「</text:span><text:span text:style-name="T8">phah</text:span><text:span text:style-name="T10">兩張車單」，</text:span></text:p>
      <text:p text:style-name="P5">"phah tshia-tuann" ū khó-lîng kóng tsuè "phah nn̄g tiunn tshia-tuann",</text:p>
      <text:p text:style-name="P1"/>
      <text:p text:style-name="P2"><text:span text:style-name="T8">mā</text:span><text:span text:style-name="T10">有可能是三个語詞互相搭配，</text:span></text:p>
      <text:p text:style-name="P5">mā ū khó-lîng sī sann-ê gú-sû hōo-siong tah-phè,</text:p>
      <text:p text:style-name="P2"><text:span text:style-name="T10">可比「除了</text:span><text:span text:style-name="T8">...</text:span><text:span text:style-name="T10">以外，</text:span><text:span text:style-name="T8">iah-koh ...</text:span><text:span text:style-name="T10">」。</text:span></text:p>
      <text:p text:style-name="P5">khó-pí " tû-liáu ... í-guā, iah-koh ...".</text:p>
      <text:p text:style-name="P1"/>
      <text:p text:style-name="P2"><text:span text:style-name="T10">當然咱會</text:span><text:span text:style-name="T8">sái</text:span><text:span text:style-name="T10">修正統計方式，</text:span></text:p>
      <text:p text:style-name="P5">Tong-jiân lán ē-sái siu-tsìng thóng-kè hong-sik,</text:p>
      <text:p text:style-name="P2"><text:span text:style-name="T8">kā</text:span><text:span text:style-name="T10">無相</text:span><text:span text:style-name="T8">uá m̄-koh</text:span><text:span text:style-name="T10">離無遠</text:span><text:span text:style-name="T8">ê</text:span><text:span text:style-name="T10">語詞</text:span><text:span text:style-name="T8">mā</text:span><text:span text:style-name="T10">考慮入來，</text:span></text:p>
      <text:p text:style-name="P5">kā bô sio-uá m̄-koh lī bô hn̄g ê gú-sû mā khó-lū--ji̍p-lâi,</text:p>
      <text:p text:style-name="P2"><text:span text:style-name="T8">iah</text:span><text:span text:style-name="T10">是修改公式來計算三个語詞</text:span><text:span text:style-name="T8">ê</text:span><text:span text:style-name="T10">互相關係。</text:span></text:p>
      <text:p text:style-name="P5">iah-sī siu-kái kong-sik lâi kè-sǹg sann-ê gú-sû ê hōo-siong kuan-hē.</text:p>
      <text:p text:style-name="P1"/>
      <text:p text:style-name="P3">總是按呢做加足厚工，</text:p>
      <text:p text:style-name="P5">Tsóng--sī an-ne tsuè ke tsiok kāu-kang,</text:p>
      <text:p text:style-name="P2"><text:span text:style-name="T10">增加</text:span><text:span text:style-name="T8">tsiânn tsuē</text:span><text:span text:style-name="T10">計算量，</text:span></text:p>
      <text:p text:style-name="P5">tsing-ka tsiânn tsuē kè-sǹg-liōng,</text:p>
      <text:p text:style-name="P2"><text:span text:style-name="T10">改進</text:span><text:span text:style-name="T8">ê</text:span><text:span text:style-name="T10">成果</text:span><text:span text:style-name="T8">mā</text:span><text:span text:style-name="T10">真有限。</text:span></text:p>
      <text:p text:style-name="P5">kái-tsìn ê sîng-kó mā tsin iú-hān.</text:p>
      <text:p text:style-name="P1"/>
      <text:p text:style-name="P3">用統計方式做，</text:p>
      <text:p text:style-name="P5">Iōng thóng-kè ê hong-sik tsuè,</text:p>
      <text:p text:style-name="P2"><text:span text:style-name="T10">並</text:span><text:span text:style-name="T8">m̄</text:span><text:span text:style-name="T10">是</text:span><text:span text:style-name="T8">beh</text:span><text:span text:style-name="T10">取代專家，</text:span></text:p>
      <text:p text:style-name="P5">pīng m̄-sī beh tshú-tāi tsuan-ka,</text:p>
      <text:p text:style-name="P1"/>
      <text:p text:style-name="P2"><text:span text:style-name="T8">m̄-koh</text:span><text:span text:style-name="T10">，</text:span></text:p>
      <text:p text:style-name="P5">m̄-koh,</text:p>
      <text:p text:style-name="P2"><text:span text:style-name="T10">咱利用電腦會</text:span><text:span text:style-name="T8">tàng</text:span><text:span text:style-name="T10">處理大量資料</text:span><text:span text:style-name="T8">ê</text:span><text:span text:style-name="T10">特性，</text:span></text:p>
      <text:p text:style-name="P5">lán lī-iōng tiān-nóo ē-tàng tshú-lí tuā-liōng tsu-liāu ê ti̍k-sìng,</text:p>
      <text:p text:style-name="P2"><text:span text:style-name="T10">提供電腦計算出來</text:span><text:span text:style-name="T8">ê</text:span><text:span text:style-name="T10">結果，</text:span></text:p>
      <text:p text:style-name="P5">thê-kiong tiān-nóo kè-sǹg--tshut-lâi ê kiat-kó,</text:p>
      <text:p text:style-name="P2"><text:span text:style-name="T10">對學習者</text:span><text:span text:style-name="T8">kah</text:span><text:span text:style-name="T10">專家</text:span><text:span text:style-name="T8">lóng</text:span><text:span text:style-name="T10">有參考作用，</text:span></text:p>
      <text:p text:style-name="P5">tuì ha̍k-si̍p-tsiá kah tsuan-ka lóng ū tsham-khó tsok-iōng,</text:p>
      <text:p text:style-name="P1"/>
      <text:p text:style-name="P2"><text:span text:style-name="T10">專家所列出來</text:span><text:span text:style-name="T8">ê</text:span><text:span text:style-name="T10">語詞搭配，</text:span></text:p>
      <text:p text:style-name="P5">tsuan-ka sóo lia̍t--tshut-lâi ê gú-sû tah-phè,</text:p>
      <text:p text:style-name="P2"><text:span text:style-name="T10">有</text:span><text:span text:style-name="T8">ê</text:span><text:span text:style-name="T10">因為實際上</text:span><text:span text:style-name="T8">khah</text:span><text:span text:style-name="T10">少使用，</text:span></text:p>
      <text:p text:style-name="P5">ū-ê in-uī si̍t-tsè siōng khah tsió sú-iōng,</text:p>
      <text:p text:style-name="P3">致使統計結果並無表現出來；</text:p>
      <text:p text:style-name="P5">tì-sú thóng-kè kiat-kó pīng-bô piáu-hiān--tshut-lâi;</text:p>
      <text:p text:style-name="P1"/>
      <text:p text:style-name="P3">統計結果有，</text:p>
      <text:p text:style-name="P5">thóng-kè kiat-kó ū,</text:p>
      <text:p text:style-name="P2"><text:span text:style-name="T8">m̄-koh</text:span><text:span text:style-name="T10">專家無列出來</text:span><text:span text:style-name="T8">ê</text:span><text:span text:style-name="T10">，</text:span></text:p>
      <text:p text:style-name="P5">m̄-koh tsuan-ka bô lia̍t--tshut-lâi ê,</text:p>
      <text:p text:style-name="P3">有可能並無什麼意義，</text:p>
      <text:p text:style-name="P5">ū khó-lîng pīng bô siánn-mé ì-gī,</text:p>
      <text:p text:style-name="P1"/>
      <text:p text:style-name="P2"><text:span text:style-name="T10">總是伊</text:span><text:span text:style-name="T8">tī</text:span><text:span text:style-name="T10">實際使用上有</text:span><text:span text:style-name="T8">khah kôan ê</text:span><text:span text:style-name="T10">牽連，</text:span></text:p>
      <text:p text:style-name="P5"><text:soft-page-break/>tsóng--sī i tī si̍t-tsè sú-iōng siōng ū khah kuân ê khan-liân,</text:p>
      <text:p text:style-name="P2"><text:span text:style-name="T8">mā</text:span><text:span text:style-name="T10">提供專家參考</text:span><text:span text:style-name="T8">kah</text:span><text:span text:style-name="T10">研究</text:span><text:span text:style-name="T8">ê</text:span><text:span text:style-name="T10">方向。</text:span></text:p>
      <text:p text:style-name="P5">mā thê-kiong tsuan-ka tsham-khó kah gián-kiù ê hong-hiòng.</text:p>
      <text:p text:style-name="P1"/>
      <text:p text:style-name="P3">另外，</text:p>
      <text:p text:style-name="P5">Līng-guā,</text:p>
      <text:p text:style-name="P2"><text:span text:style-name="T10">根據英文</text:span><text:span text:style-name="T8">ê</text:span><text:span text:style-name="T10">語料庫做出來</text:span><text:span text:style-name="T8">ê</text:span><text:span text:style-name="T10">語詞搭配，</text:span></text:p>
      <text:p text:style-name="P5">kun-kù Ing-bûn ê gú-liāu-khòo tsuè--tshut-lâi ê gú-sû tah-phè,</text:p>
      <text:p text:style-name="P2"><text:span text:style-name="T10">介詞</text:span><text:span text:style-name="T8">(in, at,...)</text:span><text:span text:style-name="T10">、指示代名詞</text:span><text:span text:style-name="T8">(that)</text:span><text:span text:style-name="T10">、冠詞</text:span><text:span text:style-name="T8">(a, the, ...)</text:span></text:p>
      <text:p text:style-name="P5">kài-sû (in, at,...), tsí-sī tāi-bîng-sû (that), kuàn-sû (a, the,...)</text:p>
      <text:p text:style-name="P2"><text:span text:style-name="T10">因為頻率真</text:span><text:span text:style-name="T8">kôan</text:span><text:span text:style-name="T10">，</text:span></text:p>
      <text:p text:style-name="P5">in-uī pîn-lu̍t tsin kuân,</text:p>
      <text:p text:style-name="P2"><text:span text:style-name="T8">chiâ ê</text:span><text:span text:style-name="T10">語詞</text:span><text:span text:style-name="T8">ê</text:span><text:span text:style-name="T10">語詞搭配</text:span><text:span text:style-name="T8">("of the", "that the", "to be", "in a", ...)</text:span></text:p>
      <text:p text:style-name="P5">tsiâ ê gú-sû ê gú-sû tah-phè ("of the", "that the", "to be", "in a", ...)</text:p>
      <text:p text:style-name="P2"><text:span text:style-name="T8">mā lóng</text:span><text:span text:style-name="T10">排</text:span><text:span text:style-name="T8">tī chiâⁿ</text:span><text:span text:style-name="T10">頭前。</text:span></text:p>
      <text:p text:style-name="P5">mā lóng pâi tī tsiânn thâu-tsîng.</text:p>
      <text:p text:style-name="P1"/>
      <text:p text:style-name="P2"><text:span text:style-name="T8">Ùi chiâ</text:span><text:span text:style-name="T10">咱發現，詞類會</text:span><text:span text:style-name="T8">sái</text:span><text:span text:style-name="T10">提供咱一个真好</text:span><text:span text:style-name="T8">ê</text:span><text:span text:style-name="T10">線索，</text:span></text:p>
      <text:p text:style-name="P5">Uì tsiâ lán huat-hiān, sû-luī ē-sái thê-kiong lán tsi̍t-ê tsiânn hó ê suànn-soh,</text:p>
      <text:p text:style-name="P1"/>
      <text:p text:style-name="P2"><text:span text:style-name="T10">假使咱會</text:span><text:span text:style-name="T8">tàng</text:span><text:span text:style-name="T10">利用詞類</text:span><text:span text:style-name="T8">ê</text:span><text:span text:style-name="T10">訊息，</text:span></text:p>
      <text:p text:style-name="P5">ká-sú lán ē-tàng lī-iōng sû-pîn ê sìn-sit,</text:p>
      <text:p text:style-name="P2"><text:span text:style-name="T10">對統計出來</text:span><text:span text:style-name="T8">ê</text:span><text:span text:style-name="T10">語詞搭配結果做分類整理，</text:span></text:p>
      <text:p text:style-name="P5">tuì thóng-kè--tshut-lâi ê gú-sû tah-phè kiat-kó tsuè hun-luī tsíng-lí,</text:p>
      <text:p text:style-name="P2"><text:span text:style-name="T10">對學習者來講應該</text:span><text:span text:style-name="T8">koh-khah</text:span><text:span text:style-name="T10">有幫贊。</text:span></text:p>
      <text:p text:style-name="P5">tuì ha̍k-si̍p-tsiá lâi kóng ìng-kai koh-khah ū pang-tsān.</text:p>
      <text:p text:style-name="P1"/>
      <text:p text:style-name="P2"><text:span text:style-name="T10">有詞類訊息</text:span><text:span text:style-name="T8">ê</text:span><text:span text:style-name="T10">台語辭典，</text:span></text:p>
      <text:p text:style-name="P5">Ū sû-luī sìn-sit ê Tâi-gú sû-tián,</text:p>
      <text:p text:style-name="P2"><text:span text:style-name="T10">包括日本天理大學</text:span><text:span text:style-name="T8">ê</text:span><text:span text:style-name="T10">《現代閩南語辭典》</text:span><text:span text:style-name="T8">(</text:span><text:span text:style-name="T10">村上嘉英編，</text:span><text:span text:style-name="T8">1981)</text:span><text:span text:style-name="T10">、</text:span></text:p>
      <text:p text:style-name="P5">pau-kuah Ji̍t-pún Thian-lí tāi-ha̍k ê "Hiān-tāi Bân-lâm-gú sû-tián"(Murakami Yoshihide pian, 1981),</text:p>
      <text:p text:style-name="P2"><text:span text:style-name="T10">台北中華語文研習所</text:span><text:span text:style-name="T8">ê</text:span><text:span text:style-name="T10">《台英辭典》</text:span><text:span text:style-name="T8">(Embree</text:span><text:span text:style-name="T10">編，</text:span><text:span text:style-name="T8">1984)</text:span><text:span text:style-name="T10">、</text:span><text:span text:style-name="T8">...</text:span><text:span text:style-name="T10">等，</text:span></text:p>
      <text:p text:style-name="P5">Tâi-pak Tiong-huâ gú-bûn gián-si̍p-sóo ê "Tâi-ing sû-tián" (Embree pian, 1984), ... tíng,</text:p>
      <text:p text:style-name="P2"><text:span text:style-name="T10">可惜並無電子檔案</text:span><text:span text:style-name="T8">thang</text:span><text:span text:style-name="T10">好運用。</text:span></text:p>
      <text:p text:style-name="P5">khó-sioh pīng-bô tiān-tsú tóng-àn thang-hó ūn-iōng.</text:p>
      <text:p text:style-name="P1"/>
      <text:p text:style-name="P2"><text:span text:style-name="T10">所以阮只好</text:span><text:span text:style-name="T8">se̍h</text:span><text:span text:style-name="T10">一</text:span><text:span text:style-name="T8">lìn</text:span><text:span text:style-name="T10">，</text:span></text:p>
      <text:p text:style-name="P5">Sóo-í gún tsí-hó se̍h tsi̍t-lìn,</text:p>
      <text:p text:style-name="P3">以線頂台文華文辭典做基礎，</text:p>
      <text:p text:style-name="P5">í suànn-tíng Tâi-bûn Huâ-bûn sû-tián tsuè ki-tshóo,</text:p>
      <text:p text:style-name="P2"><text:span text:style-name="T10">將台文</text:span><text:span text:style-name="T8">ê</text:span><text:span text:style-name="T10">詞條透過華文對譯，</text:span></text:p>
      <text:p text:style-name="P5">tsiong Tâi-bûn ê sû-tiâu thàu-kè Huâ-bûn tuì-i̍k,</text:p>
      <text:p text:style-name="P2"><text:span text:style-name="T10">對</text:span><text:span text:style-name="T8">kàu</text:span><text:span text:style-name="T10">中研院詞庫小組整理</text:span><text:span text:style-name="T8">ê</text:span><text:span text:style-name="T10">八萬目華文詞條，</text:span></text:p>
      <text:p text:style-name="P5">tuì kàu Tiong-gián-īnn Sû-khòo sió-tsoo tsíng-lí ê pueh-bān-bo̍k Huâ-bûn sû-tiâu,</text:p>
      <text:p text:style-name="P2"><text:span text:style-name="T8">ùi</text:span><text:span text:style-name="T10">華文詞條得著詞類訊息。</text:span></text:p>
      <text:p text:style-name="P5">uì Huâ-bûn sû-tiâu tit-tio̍h sû-luī sìn-sit.</text:p>
      <text:p text:style-name="P1"/>
      <text:p text:style-name="P2"><text:span text:style-name="T10">詞庫小組</text:span><text:span text:style-name="T8">ê</text:span><text:span text:style-name="T10">詞類分</text:span><text:span text:style-name="T8">khah</text:span><text:span text:style-name="T10">幼，</text:span></text:p>
      <text:p text:style-name="P5"><text:soft-page-break/>Sû-khòo sió-tsoo ê sû-luī pun khah iù,</text:p>
      <text:p text:style-name="P2"><text:span text:style-name="T10">有</text:span><text:span text:style-name="T8">46</text:span><text:span text:style-name="T10">个詞類，</text:span></text:p>
      <text:p text:style-name="P5">ū 46-ê sû-luī,</text:p>
      <text:p text:style-name="P2"><text:span text:style-name="T10">包括動詞、名詞等</text:span><text:span text:style-name="T8">lóng</text:span><text:span text:style-name="T10">繼續有分細類落去，</text:span></text:p>
      <text:p text:style-name="P5">pau-kuah tōng-sû, bîng-sû tíng lóng kè-sio̍k ū pun suè-luī lo̍h--khì,</text:p>
      <text:p text:style-name="P1"/>
      <text:p text:style-name="P2"><text:span text:style-name="T8">m̄-koh</text:span><text:span text:style-name="T10">計算語詞搭配，咱無需要分</text:span><text:span text:style-name="T8">hiah-nī</text:span><text:span text:style-name="T10">幼，</text:span></text:p>
      <text:p text:style-name="P5">m̄-koh kè-sǹg gú-sû tah-phè, lán bô su-iàu pun hiah-nī iù,</text:p>
      <text:p text:style-name="P2"><text:span text:style-name="T10">用大類來分</text:span><text:span text:style-name="T8">tō</text:span><text:span text:style-name="T10">好，</text:span></text:p>
      <text:p text:style-name="P5">iōng tuā-luī lâi pun tō hó,</text:p>
      <text:p text:style-name="P3">包括名詞、動詞、形容詞、</text:p>
      <text:p text:style-name="P5">pau-kuah bîng-sû, tōng-sû, hîng-iông-sû,</text:p>
      <text:p text:style-name="P3">副詞、連接詞、介詞、語氣詞、感嘆詞等等。</text:p>
      <text:p text:style-name="P5">hù-sû, liân-tsiap-sû, kài-sû, gú-khì-sû, kám-thàn-sû tíng-tíng.</text:p>
      <text:p text:style-name="P1"/>
      <text:p text:style-name="P2"><text:span text:style-name="T8">4. </text:span><text:span text:style-name="T10">實驗步數</text:span></text:p>
      <text:p text:style-name="P5">Si̍t-giām pōo-sòo</text:p>
      <text:p text:style-name="P1"/>
      <text:p text:style-name="P2"><text:span text:style-name="T10">下面是本實驗</text:span><text:span text:style-name="T8">ê</text:span><text:span text:style-name="T10">做法：</text:span></text:p>
      <text:p text:style-name="P5">Ē-bīn sī pún si̍t-giām ê tsuè-huat:</text:p>
      <text:p text:style-name="P1"/>
      <text:p text:style-name="P2"><text:span text:style-name="T8">(a) </text:span><text:span text:style-name="T10">資料包括台語文語料、</text:span></text:p>
      <text:p text:style-name="P5">(a) Tsu-liāu pau-kuah Tâi-gú-bûn gú-liāu,</text:p>
      <text:p text:style-name="P2"><text:span text:style-name="T10">台文華文線頂辭典（以下簡稱台華辭典）</text:span><text:span text:style-name="T8">kah</text:span><text:span text:style-name="T10">中研院詞庫小組八萬目詞</text:span><text:span text:style-name="T8">(</text:span><text:span text:style-name="T10">華文</text:span><text:span text:style-name="T8">)</text:span><text:span text:style-name="T10">。</text:span></text:p>
      <text:p text:style-name="P5">Tâi-bûn Huâ-bûn suànn-tíng sû-tián (í-hā kán-tshing Tâi-huâ sû-tián ) kah Tiong-gián-īnn Sû-khòo-sió-tsoo pueh-bān-ba̍k sû (Huâ-bûn).</text:p>
      <text:p text:style-name="P1"/>
      <text:p text:style-name="P2"><text:span text:style-name="T10">其中，台語文語料庫</text:span><text:span text:style-name="T8">ê</text:span><text:span text:style-name="T10">來源是台語文界</text:span><text:span text:style-name="T8">ê</text:span><text:span text:style-name="T10">朋友，楊允言負責整理，</text:span></text:p>
      <text:p text:style-name="P5">Kî-tiong, Tâi-gú-bûn gú-liāu-khòo ê lâi-guân sī Tâi-gú-bûn-kài ê pîng-iú, Iûnn Ún-giân hū-tsik tsíng-lí,</text:p>
      <text:p text:style-name="P1"/>
      <text:p text:style-name="P2"><text:span text:style-name="T10">包括全羅</text:span><text:span text:style-name="T8">3,462,367</text:span><text:span text:style-name="T10">个音節</text:span></text:p>
      <text:p text:style-name="P5">pau-kuah tsuân-lô sann-pah sì-tsa̍p-la̍k-bān nn̄g-tshing sann-pah la̍k-tsa̍p-tshit ê im-tsiat</text:p>
      <text:p text:style-name="P2"><text:span text:style-name="T8">kah</text:span><text:span text:style-name="T10">漢羅</text:span><text:span text:style-name="T8">5,568,057</text:span><text:span text:style-name="T10">个音節；</text:span></text:p>
      <text:p text:style-name="P5">kah Hàn-lô gōo-pah gōo-tsa̍p-la̍k-bān peh-tshing khòng gōo-tsa̍p-tshit ê im-tsiat;</text:p>
      <text:p text:style-name="P1"/>
      <text:p text:style-name="P2"><text:span text:style-name="T10">台華辭典主要貢獻者是鄭良偉，</text:span><text:span text:style-name="T8">koh</text:span><text:span text:style-name="T10">有台語文界朋友鬥補充詞條，</text:span></text:p>
      <text:p text:style-name="P5">Tâi-huâ sû-tián tsú-iàu kòng-hiàn-tsiá sī Tēnn Liông-uí, koh ū Tâi-gú-bûn-kài pîng-iú tàu póo-tshiong sû-tiâu,</text:p>
      <text:p text:style-name="P2"><text:span text:style-name="T10">目前有</text:span><text:span text:style-name="T8">6</text:span><text:span text:style-name="T10">萬</text:span><text:span text:style-name="T8">2</text:span><text:span text:style-name="T10">千外个詞條，每一个詞條包括漢羅、全羅、華文對譯三个欄位。</text:span></text:p>
      <text:p text:style-name="P5">bo̍k-tsiân ū la̍k-bān nn̄g-tshing-guā-ê sû-tiâu, muí tsi̍t-ê sû-tiâu pau-kuah Hàn-lô, tsuân-lô, Huâ-bûn tuì-i̍k sann-ê nuâ-uī.</text:p>
      <text:p text:style-name="P1"/>
      <text:p text:style-name="P2"><text:span text:style-name="T8">(b) </text:span><text:span text:style-name="T10">全羅</text:span><text:span text:style-name="T8">ê</text:span><text:span text:style-name="T10">台語文語料無需要經過斷詞，</text:span><text:span text:style-name="T8">m̄-koh</text:span><text:span text:style-name="T10">漢羅</text:span><text:span text:style-name="T8">ê</text:span><text:span text:style-name="T10">需要，</text:span></text:p>
      <text:p text:style-name="P5">(b) Tsuân-lô ê Tâi-gú-bûn gú-liāu bô su-iàu king-kè tn̄g-sû, m̄-koh Hàn-lô--ê su-iàu,</text:p>
      <text:p text:style-name="P1"/>
      <text:p text:style-name="P2"><text:soft-page-break/><text:span text:style-name="T10">斷詞</text:span><text:span text:style-name="T8">ê</text:span><text:span text:style-name="T10">做法是根據台華辭典，採用「倒頭</text:span><text:span text:style-name="T8">siōng</text:span><text:span text:style-name="T10">大比對」</text:span><text:span text:style-name="T8">( backward maximal matching, BMM )</text:span><text:span text:style-name="T10">演算法。</text:span></text:p>
      <text:p text:style-name="P5">tn̄g-sû ê tsuè-huat sī kun-kù Tâi-huâ sû-tián, tshái-iōng "tò-thâu siōng-tuā pí-tuì" (backward maximal matching, BMM) ián-suàn-huat.</text:p>
      <text:p text:style-name="P1"/>
      <text:p text:style-name="P2"><text:span text:style-name="T10">語詞</text:span><text:span text:style-name="T8">ê</text:span><text:span text:style-name="T10">數量，</text:span></text:p>
      <text:p text:style-name="P5">Gú-sû ê sòo-liōng,</text:p>
      <text:p text:style-name="P2"><text:span text:style-name="T10">全羅有</text:span><text:span text:style-name="T8">2,436,599</text:span><text:span text:style-name="T10">个，</text:span></text:p>
      <text:p text:style-name="P5">tsuân-lô u nn̄g-pah sì-tsa̍p-sann-bān la̍k-tshing gōo-pah káu-tsa̍p-káu ê,</text:p>
      <text:p text:style-name="P2"><text:span text:style-name="T10">漢羅有</text:span><text:span text:style-name="T8">4,051,195</text:span><text:span text:style-name="T10">个。</text:span></text:p>
      <text:p text:style-name="P5">Hàn-lô ū sì-pah khòng gōo-bān tsi̍t-tshing tsi̍t-pah káu-tsa̍p-gōo ê.</text:p>
      <text:p text:style-name="P1"/>
      <text:p text:style-name="P2"><text:span text:style-name="T8">(c) </text:span><text:span text:style-name="T10">每一个語詞，透過台華辭典</text:span><text:span text:style-name="T8">ê</text:span><text:span text:style-name="T10">華文對譯，</text:span></text:p>
      <text:p text:style-name="P5">(c) Muí tsi̍t-ê gú-sû, thàu-kè Tâi-huâ sû-tián ê Huâ-bûn tuì-i̍k,</text:p>
      <text:p text:style-name="P2"><text:span text:style-name="T10">對</text:span><text:span text:style-name="T8">kàu</text:span><text:span text:style-name="T10">中研院詞庫小組八萬目詞</text:span><text:span text:style-name="T8">ê</text:span><text:span text:style-name="T10">詞條，</text:span></text:p>
      <text:p text:style-name="P5">tuì kàu Tiong-gián-īnn sû-khòo sió-tsoo pueh-bān-ba̍k sû ê sû-tiâu,</text:p>
      <text:p text:style-name="P2"><text:span text:style-name="T8">chhē</text:span><text:span text:style-name="T10">出詞類，</text:span></text:p>
      <text:p text:style-name="P5">tshē-tshut sû-luī,</text:p>
      <text:p text:style-name="P2"><text:span text:style-name="T10">詞類可能有幾</text:span><text:span text:style-name="T8">lō</text:span><text:span text:style-name="T10">个，</text:span></text:p>
      <text:p text:style-name="P5">sû-luī khó-lîng ū kuí-lō ê,</text:p>
      <text:p text:style-name="P3">暫時無做處理。</text:p>
      <text:p text:style-name="P5">tsiām-sî bô tsuè tshú-lí.</text:p>
      <text:p text:style-name="P1"/>
      <text:p text:style-name="P3">因為無處理含糊性問題，</text:p>
      <text:p text:style-name="P5">In-uī bô tshú-lí hâm-hôo-sìng ê būn-tuê,</text:p>
      <text:p text:style-name="P2"><text:span text:style-name="T10">所以會影響著實驗結果</text:span><text:span text:style-name="T8">ê</text:span><text:span text:style-name="T10">品質。</text:span></text:p>
      <text:p text:style-name="P5">ē íng-hióng-tio̍h si̍t-giām kiat-kó ê phín-tsit.</text:p>
      <text:p text:style-name="P1"/>
      <text:p text:style-name="P2"><text:span text:style-name="T10">另外，本實驗採用簡化</text:span><text:span text:style-name="T8">ê</text:span><text:span text:style-name="T10">詞類，</text:span></text:p>
      <text:p text:style-name="P5">Līng-guā, pún si̍t-giām tshái-iōng kán-huà ê sû-luī,</text:p>
      <text:p text:style-name="P2"><text:span text:style-name="T8">kan-na</text:span><text:span text:style-name="T10">分大類：動詞、名詞、形容詞、</text:span><text:span text:style-name="T8">...</text:span><text:span text:style-name="T10">等等，</text:span></text:p>
      <text:p text:style-name="P5">kan-na pun tuā-luī: tōng-sû, bîng-sû, hîng-iông-sû, ... tíng-tíng,</text:p>
      <text:p text:style-name="P1"/>
      <text:p text:style-name="P2"><text:span text:style-name="T10">其中，動詞</text:span><text:span text:style-name="T8">VH</text:span><text:span text:style-name="T10">小類是「狀態不及物述詞」，</text:span></text:p>
      <text:p text:style-name="P5">kî-tiong, tōng-sû VH sió-luī sī "Tsōng-thài put-ki̍p-bu̍t su̍t-sû",</text:p>
      <text:p text:style-name="P3">親像「浪漫」、「特別」、「辛苦」、「豐富」、「心酸」、「感動」，</text:p>
      <text:p text:style-name="P5">tshin-tshiunn "lōng-bān", "ti̍k-pia̍t", "sin-khóo", "hong-hù", "sim-sng", "kám-tōng",</text:p>
      <text:p text:style-name="P2"><text:span text:style-name="T10">阮</text:span><text:span text:style-name="T8">kā</text:span><text:span text:style-name="T10">改做形容詞。</text:span></text:p>
      <text:p text:style-name="P5">gún kā kái-tsuè hîng-iông-sû.</text:p>
      <text:p text:style-name="P1"/>
      <text:p text:style-name="P2"><text:span text:style-name="T10">按呢修改，有</text:span><text:span text:style-name="T8">ê</text:span><text:span text:style-name="T10">無問題，部分可能有問題。</text:span></text:p>
      <text:p text:style-name="P5">An-ne siu-kái, ū-ê bô būn-tuê, pōo-hūn khó-lîng ū būn-tuê.</text:p>
      <text:p text:style-name="P1"/>
      <text:p text:style-name="P2"><text:span text:style-name="T8">(d) </text:span><text:span text:style-name="T10">計算兩个相</text:span><text:span text:style-name="T8">óa ê</text:span><text:span text:style-name="T10">語詞</text:span><text:span text:style-name="T8">ê MI kah CR</text:span><text:span text:style-name="T10">，</text:span><text:span text:style-name="T8">koh</text:span><text:span text:style-name="T10">經過詞類</text:span><text:span text:style-name="T8">ê</text:span><text:span text:style-name="T10">篩選。</text:span></text:p>
      <text:p text:style-name="P5">(d) Kè-sǹg nn̄g-ê sio-uá ê gú-sû ê MI kah CR, koh king-kè sû-luī ê thai-suán.</text:p>
      <text:p text:style-name="P1"/>
      <text:p text:style-name="P2"><text:span text:style-name="T10">因為資料量</text:span><text:span text:style-name="T8">tsiânn</text:span><text:span text:style-name="T10">大，</text:span></text:p>
      <text:p text:style-name="P5"><text:soft-page-break/>In-uī tsu-liāu-liōng tsiânn tuā,</text:p>
      <text:p text:style-name="P2"><text:span text:style-name="T10">這</text:span><text:span text:style-name="T8">pái</text:span><text:span text:style-name="T10">實驗</text:span><text:span text:style-name="T8">kan-na chhē A-N</text:span><text:span text:style-name="T10">（形容詞</text:span><text:span text:style-name="T8">-</text:span><text:span text:style-name="T10">名詞）、</text:span><text:span text:style-name="T8">V-N</text:span><text:span text:style-name="T10">（動詞</text:span><text:span text:style-name="T8">-</text:span><text:span text:style-name="T10">名詞）詞組。</text:span></text:p>
      <text:p text:style-name="P5">tsit-pái si̍t-giām kan-na tshē A-N (hîng-iông-sû -- bîng-sû), V-N (tōng-sû -- bîng-sû ) sû-tsoo.</text:p>
      <text:p text:style-name="P1"/>
      <text:p text:style-name="P2"><text:span text:style-name="T8">5. </text:span><text:span text:style-name="T10">實驗結果</text:span></text:p>
      <text:p text:style-name="P5">Gōo. Si̍t-giām kiat-kó</text:p>
      <text:p text:style-name="P1"/>
      <text:p text:style-name="P2"><text:span text:style-name="T10">本實驗</text:span><text:span text:style-name="T8">ê</text:span><text:span text:style-name="T10">程式用</text:span><text:span text:style-name="T8">Java</text:span><text:span text:style-name="T10">寫，</text:span><text:span text:style-name="T8">kā</text:span><text:span text:style-name="T10">結果輸出</text:span><text:span text:style-name="T8">kàu</text:span><text:span text:style-name="T10">資料庫，</text:span></text:p>
      <text:p text:style-name="P5">Pún si̍t-giām ê thîng-sik iōng Java siá, kā kiat-kó su-tshut kàu tsu-liāu-khòo,</text:p>
      <text:p text:style-name="P2"><text:span text:style-name="T10">資料量</text:span><text:span text:style-name="T8">tsiânn</text:span><text:span text:style-name="T10">大。</text:span></text:p>
      <text:p text:style-name="P5">tsu-liāu-liōng tsiânn tuā.</text:p>
      <text:p text:style-name="P1"/>
      <text:p text:style-name="P2"><text:span text:style-name="T10">本節利用表格</text:span><text:span text:style-name="T8">kah</text:span><text:span text:style-name="T10">文字說明來展示實驗成果。</text:span></text:p>
      <text:p text:style-name="P5">Pún-tsiat lī-iōng pió-keh kah bûn-jī suat-bîng lâi tián-sī si̍t-giām sîng-kó.</text:p>
      <text:p text:style-name="P1"/>
      <text:p text:style-name="P2"><text:span text:style-name="T8">5.1 MI kah CR </text:span><text:span text:style-name="T10">共同詞組數量</text:span></text:p>
      <text:p text:style-name="P5">Gōo tiám it MI kah CR kiōng-tông sû-tsoo sòo-liōng</text:p>
      <text:p text:style-name="P1"/>
      <text:p text:style-name="P2"><text:span text:style-name="T10">表一 </text:span><text:span text:style-name="T8">kā MI kah CR</text:span><text:span text:style-name="T10">頭前</text:span></text:p>
      <text:p text:style-name="P5">Pió-1 kā MI kah CR thâu-tsîng</text:p>
      <text:p text:style-name="P2"><text:span text:style-name="T8">30 / 100 / 500 / 1,000 / 3,000 / 5,000 </text:span><text:span text:style-name="T10">个共同詞組</text:span></text:p>
      <text:p text:style-name="P5">30 / 100 / 500 / 1,000 / 3,000 / 5,000 ê kiōng-tông sû-tsoo</text:p>
      <text:p text:style-name="P2"><text:span text:style-name="T10">待討論：</text:span><text:span text:style-name="T8">(</text:span><text:span text:style-name="T10">這个詞組，</text:span><text:span text:style-name="T8">tī MI kah CR</text:span><text:span text:style-name="T10">兩个統計表</text:span><text:span text:style-name="T8">lóng</text:span><text:span text:style-name="T10">有出現</text:span><text:span text:style-name="T8">)</text:span></text:p>
      <text:p text:style-name="P2"><text:span text:style-name="T14">待討論：</text:span><text:span text:style-name="T13">( tsit-ê sû-tsoo , tī MI kah CR nn̄g-ê thóng-kè-pió lóng-ū tshut-hiān)</text:span></text:p>
      <text:p text:style-name="P2"><text:span text:style-name="T8">ê</text:span><text:span text:style-name="T10">數量列出來，</text:span></text:p>
      <text:p text:style-name="P5">ê sòo-liōng lia̍t--tshut-lâi,</text:p>
      <text:p text:style-name="P2"><text:span text:style-name="T10">漢羅</text:span><text:span text:style-name="T8">kah</text:span><text:span text:style-name="T10">全羅分開算，</text:span></text:p>
      <text:p text:style-name="P5">Hàn-lô kah tsuân-lô hun-khui sǹg,</text:p>
      <text:p text:style-name="P1"/>
      <text:p text:style-name="P2"><text:span text:style-name="T10">其中，漢羅</text:span><text:span text:style-name="T8">ê</text:span><text:span text:style-name="T10">部分，詞組至少出現</text:span><text:span text:style-name="T8">10-pái</text:span><text:span text:style-name="T10">，</text:span></text:p>
      <text:p text:style-name="P5">kî-tiong, Hàn-lô ê pōo-hūn, sû-tsoo tsì-tsió tshut-hiān 10-pái,</text:p>
      <text:p text:style-name="P2"><text:span text:style-name="T10">全羅</text:span><text:span text:style-name="T8">ê</text:span><text:span text:style-name="T10">部分，詞組至少出現</text:span><text:span text:style-name="T8">5-pái:</text:span></text:p>
      <text:p text:style-name="P5">tsuân-lô ê pōo-hūn, sû-tsoo tsì-tsió tshut-hiān 5-pái:</text:p>
      <text:p text:style-name="P1"/>
      <text:p text:style-name="P2"><text:span text:style-name="T10">表一 互訊息</text:span><text:span text:style-name="T8">kah</text:span><text:span text:style-name="T10">相關度</text:span></text:p>
      <text:p text:style-name="P5">Piáu tsi̍t hōo sìn-sit kah siang-kuan tōo</text:p>
      <text:p text:style-name="P3">共同詞組數量比例</text:p>
      <text:p text:style-name="P5">kiōng-tông sû tsoo sòo-liōng pí-lē</text:p>
      <text:p text:style-name="P1"/>
      <text:p text:style-name="P2"><text:span text:style-name="T8">Ùi</text:span><text:span text:style-name="T10">表一看起來，</text:span></text:p>
      <text:p text:style-name="P5">Uì pió-1 khuànn--khí-lâi,</text:p>
      <text:p text:style-name="P2"><text:span text:style-name="T10">漢羅</text:span><text:span text:style-name="T8">ê</text:span><text:span text:style-name="T10">部分，</text:span><text:span text:style-name="T8">MI kah CR</text:span><text:span text:style-name="T10">算出來</text:span><text:span text:style-name="T8">ê</text:span><text:span text:style-name="T10">結果</text:span><text:span text:style-name="T8">khah</text:span><text:span text:style-name="T10">一致，</text:span></text:p>
      <text:p text:style-name="P5">Hàn-lô ê pōo-hūn, hōo-sìn-sit kah Siong-kuan-tōo sǹg--tshut-lâi ê kiat-kó khah it-tì,</text:p>
      <text:p text:style-name="P1"/>
      <text:p text:style-name="P3">這應該是因為，</text:p>
      <text:p text:style-name="P5">tse ìng-kai sī in-uī,</text:p>
      <text:p text:style-name="P2"><text:span text:style-name="T10">漢羅</text:span><text:span text:style-name="T8">ê</text:span><text:span text:style-name="T10">語料量</text:span><text:span text:style-name="T8">khah tsuē</text:span><text:span text:style-name="T10">，統計出來</text:span><text:span text:style-name="T8">ê</text:span><text:span text:style-name="T10">結果</text:span><text:span text:style-name="T8">khah</text:span><text:span text:style-name="T10">有可信度。</text:span></text:p>
      <text:p text:style-name="P5">Hàn-lô ê gú-liāu-liōng khah tsuē, thóng-kè--tshut-lâi ê kiat-kó khah ū khó-sìn-tōo.</text:p>
      <text:p text:style-name="P1"><text:soft-page-break/></text:p>
      <text:p text:style-name="P2"><text:span text:style-name="T8">5.2 A-N V-N</text:span><text:span text:style-name="T10">詞組</text:span></text:p>
      <text:p text:style-name="P5">Gōo-tiám jī A-N V-N sû-choo</text:p>
      <text:p text:style-name="P1"/>
      <text:p text:style-name="P2"><text:span text:style-name="T10">本實驗用詞類是</text:span><text:span text:style-name="T8">A-N kah V-N</text:span><text:span text:style-name="T10">做篩選，</text:span></text:p>
      <text:p text:style-name="P5">Pún si̍t-giām iōng sû-luī sī A-N kah V-N tsuè thai-suán,</text:p>
      <text:p text:style-name="P1"/>
      <text:p text:style-name="P2"><text:span text:style-name="T10">只要這个詞組有可能是</text:span><text:span text:style-name="T8">A-N iah</text:span><text:span text:style-name="T10">是</text:span><text:span text:style-name="T8">V-N tō kā lia̍h</text:span><text:span text:style-name="T10">出來，</text:span></text:p>
      <text:p text:style-name="P5">tsí-iàu tsit-ê sû-tsoo ū khó-lîng sī A-N iah-sī V-N tō kā lia̍h--tshut-lâi,</text:p>
      <text:p text:style-name="P1"/>
      <text:p text:style-name="P2"><text:span text:style-name="T8">m̄-koh</text:span><text:span text:style-name="T10">因為雜訊</text:span><text:span text:style-name="T8">buē</text:span><text:span text:style-name="T10">少，</text:span></text:p>
      <text:p text:style-name="P5">m̄-koh in-uī tsa̍p-sìn buē tsió,</text:p>
      <text:p text:style-name="P2"><text:span text:style-name="T10">表</text:span><text:span text:style-name="T8">2 kah </text:span><text:span text:style-name="T10">表</text:span><text:span text:style-name="T8">3</text:span><text:span text:style-name="T10">是</text:span><text:span text:style-name="T8">ùi</text:span><text:span text:style-name="T10">漢羅</text:span><text:span text:style-name="T8">kah</text:span><text:span text:style-name="T10">全羅，</text:span></text:p>
      <text:p text:style-name="P5">pió-jī kah pió-sann sī uì Hàn-lô kah tsuân-lô,</text:p>
      <text:p text:style-name="P2"><text:span text:style-name="T8">MI ê</text:span><text:span text:style-name="T10">統計表</text:span><text:span text:style-name="T8">ùi kuân kàu</text:span><text:span text:style-name="T10">低</text:span></text:p>
      <text:p text:style-name="P5">MI ê thóng-kè-pió uì kuân kàu kē</text:p>
      <text:p text:style-name="P2"><text:span text:style-name="T10">分別用人工</text:span><text:span text:style-name="T8">tshē</text:span><text:span text:style-name="T10">出是</text:span><text:span text:style-name="T8">A-N iah</text:span><text:span text:style-name="T10">是</text:span><text:span text:style-name="T8">V-N ê</text:span><text:span text:style-name="T10">詞組：</text:span></text:p>
      <text:p text:style-name="P5">hun-pia̍t iōng lâng-kang tshē-tshut sī A-N iah-sī V-N ê sû-tsoo:</text:p>
      <text:p text:style-name="P1"/>
      <text:p text:style-name="P2"><text:span text:style-name="T8">A-N</text:span><text:span text:style-name="T10">詞組</text:span><text:span text:style-name="T8">khah oh tshē</text:span><text:span text:style-name="T10">，</text:span></text:p>
      <text:p text:style-name="P5">A-N sû-tsoo khah oh tshē,</text:p>
      <text:p text:style-name="P2"><text:span text:style-name="T10">揀出來</text:span><text:span text:style-name="T8">ê</text:span><text:span text:style-name="T10">有</text:span><text:span text:style-name="T8">ê</text:span><text:span text:style-name="T10">看起來</text:span><text:span text:style-name="T8">tsiânn</text:span><text:span text:style-name="T10">勉強。</text:span></text:p>
      <text:p text:style-name="P5">kíng--tshut-lâi ê ū-ê khuànn--khí-lâi tsiânn bián-kióng.</text:p>
      <text:p text:style-name="P1"/>
      <text:p text:style-name="P2"><text:span text:style-name="T10">親像漢羅部分</text:span><text:span text:style-name="T8">ê</text:span><text:span text:style-name="T10">「旺梨」、「</text:span><text:span text:style-name="T8">ām </text:span><text:span text:style-name="T10">瓜」，</text:span></text:p>
      <text:p text:style-name="P5">Tshin-tshiūnn Hàn-lô pōo-hūn ê " ōng lâi", "ām kue",</text:p>
      <text:p text:style-name="P3">自本應該是一个詞，</text:p>
      <text:p text:style-name="P5">tsū-pún ìng-kai sī tsi̍t-ê sû,</text:p>
      <text:p text:style-name="P1"/>
      <text:p text:style-name="P2"><text:span text:style-name="T8">m̄-koh</text:span><text:span text:style-name="T10">台華辭典內底有「王梨」無「旺梨」，</text:span></text:p>
      <text:p text:style-name="P5">m̄-koh Tâi-huâ sû-tián lāi-tué ū "ông-lâi" bô "ōng-lâi",</text:p>
      <text:p text:style-name="P2"><text:span text:style-name="T10">有「醃瓜」無「</text:span><text:span text:style-name="T8">ām</text:span><text:span text:style-name="T10">瓜」，</text:span></text:p>
      <text:p text:style-name="P5">ū "am-kue" bô "ām-kue",</text:p>
      <text:p text:style-name="P2"><text:span text:style-name="T10">致使這幾个詞</text:span><text:span text:style-name="T8">hōo</text:span><text:span text:style-name="T10">斷詞系統切做兩个詞，</text:span></text:p>
      <text:p text:style-name="P5">tì-sú tsit kuí-ê sû hōo tn̄g-sû hē-thóng tshiat-tsuè nn̄g-ê sû,</text:p>
      <text:p text:style-name="P1"/>
      <text:p text:style-name="P2"><text:span text:style-name="T8">soah koh</text:span><text:span text:style-name="T10">因為切開</text:span><text:span text:style-name="T8">ê</text:span><text:span text:style-name="T10">「這兩个詞」</text:span><text:span text:style-name="T8">ê</text:span><text:span text:style-name="T10">結合性</text:span><text:span text:style-name="T8">kôan</text:span><text:span text:style-name="T10">，</text:span></text:p>
      <text:p text:style-name="P5">suah koh in-uī tshiat-khui ê " tsit nn̄g-ê sû" ê kiat-ha̍p-sìng kuân,</text:p>
      <text:p text:style-name="P2"><text:span text:style-name="T8">tī A-N </text:span><text:span text:style-name="T10">詞組表現出來。</text:span></text:p>
      <text:p text:style-name="P5">tī A-N sû-tsoo piáu-hiān--tshut-lâi .</text:p>
      <text:p text:style-name="P1"/>
      <text:p text:style-name="P2"><text:span text:style-name="T8">Ùi</text:span><text:span text:style-name="T10">這个角度看，</text:span></text:p>
      <text:p text:style-name="P5">Uì tsit-ê kak-tōo khuànn,</text:p>
      <text:p text:style-name="P3">自動語詞搭配統計表，</text:p>
      <text:p text:style-name="P5">tsū-tōng gú-sû tah-phè thóng-kè-pió,</text:p>
      <text:p text:style-name="P2"><text:span text:style-name="T10">對辭典詞條</text:span><text:span text:style-name="T8">ê</text:span><text:span text:style-name="T10">收錄，會</text:span><text:span text:style-name="T8">tàng</text:span><text:span text:style-name="T10">提供一</text:span><text:span text:style-name="T8">kuá</text:span><text:span text:style-name="T10">建議。</text:span></text:p>
      <text:p text:style-name="P5">tuì sû-tián sû-tiâu ê siu-lo̍k, ē-tàng thê-kiong tsi̍t-kuá kiàn-gī.</text:p>
      <text:p text:style-name="P1"/>
      <text:p text:style-name="P2"><text:span text:style-name="T8">V-N</text:span><text:span text:style-name="T10">詞組</text:span><text:span text:style-name="T8">ê</text:span><text:span text:style-name="T10">部分，全羅</text:span><text:span text:style-name="T8">ê</text:span><text:span text:style-name="T10">部分真好，</text:span></text:p>
      <text:p text:style-name="P5">V-N sû-tsoo ê pōo-hūn, tsuân-lô ê pōo-hūn tsin hó,</text:p>
      <text:p text:style-name="P2"><text:soft-page-break/><text:span text:style-name="T8">ùi MI</text:span><text:span text:style-name="T10">統計表頭前</text:span><text:span text:style-name="T8">64</text:span><text:span text:style-name="T10">个詞組內底</text:span><text:span text:style-name="T8">tō thang</text:span><text:span text:style-name="T10">揀出真正符合</text:span><text:span text:style-name="T8">V-N ê</text:span><text:span text:style-name="T10">詞組，</text:span></text:p>
      <text:p text:style-name="P5">uì MI thóng-kè-pió thâu-tsîng 64-ê sû-tsoo lāi-tué tō thang kíng-tshut tsin-tsiànn hù-ha̍p V-N ê sû-tsoo,</text:p>
      <text:p text:style-name="P2"><text:span text:style-name="T8">m̄-koh</text:span><text:span text:style-name="T10">漢羅</text:span><text:span text:style-name="T8">ê</text:span><text:span text:style-name="T10">部分 </text:span><text:span text:style-name="T8">tō tsiânn bái</text:span><text:span text:style-name="T10">。</text:span></text:p>
      <text:p text:style-name="P5">m̄-koh Hàn-lô ê pōo-hūn tō tsiânn bái.</text:p>
      <text:p text:style-name="P1"/>
      <text:p text:style-name="P2"><text:span text:style-name="T10">主要</text:span><text:span text:style-name="T8">ê</text:span><text:span text:style-name="T10">原因是斷詞，</text:span></text:p>
      <text:p text:style-name="P5">Tsú-iàu ê guân-in sī tn̄g-sû,</text:p>
      <text:p text:style-name="P2"><text:span text:style-name="T10">因為語料內底</text:span><text:span text:style-name="T8">ê</text:span><text:span text:style-name="T10">寫法</text:span><text:span text:style-name="T8">kah</text:span><text:span text:style-name="T10">辭典無一致。</text:span></text:p>
      <text:p text:style-name="P5">in-uī gú-liāu lāi-tué ê siá-huat kah sû-tián bô it-tì.</text:p>
      <text:p text:style-name="P1"/>
      <text:p text:style-name="P2"><text:span text:style-name="T8">5.3 </text:span><text:span text:style-name="T10">名詞</text:span><text:span text:style-name="T8">ê</text:span><text:span text:style-name="T10">動詞搭配</text:span><text:span text:style-name="T8">kah</text:span><text:span text:style-name="T10">動詞</text:span><text:span text:style-name="T8">ê</text:span><text:span text:style-name="T10">名詞搭配</text:span></text:p>
      <text:p text:style-name="P5">Gōo-tiám sann Bêng-sû ê tōng-sû tah-phè kah tōng-sû ê bêng-sû tah-phè</text:p>
      <text:p text:style-name="P1"/>
      <text:p text:style-name="P2"><text:span text:style-name="T10">表四 查詢 「</text:span><text:span text:style-name="T8">V-</text:span><text:span text:style-name="T10">舌」</text:span></text:p>
      <text:p text:style-name="P5">Pió-4 Tshâ-sûn "V-tsi̍h"</text:p>
      <text:p text:style-name="P1"/>
      <text:p text:style-name="P2"><text:span text:style-name="T10">「</text:span><text:span text:style-name="T8">MI</text:span><text:span text:style-name="T10">小於零」</text:span><text:span text:style-name="T8">ê</text:span><text:span text:style-name="T10">部分無列出來</text:span></text:p>
      <text:p text:style-name="P5">"MI sè-î ling5" ê pōo-hūn bô lia̍t--tshut-lâi</text:p>
      <text:p text:style-name="P1"/>
      <text:p text:style-name="P2"><text:span text:style-name="T10">表五 查詢「摃</text:span><text:span text:style-name="T8">/kòng-N</text:span><text:span text:style-name="T10">」</text:span></text:p>
      <text:p text:style-name="P5">Pió-5 Tshâ-sûn "kòng-N"</text:p>
      <text:p text:style-name="P1"/>
      <text:p text:style-name="P2"><text:span text:style-name="T10">假使咱</text:span><text:span text:style-name="T8">beh</text:span><text:span text:style-name="T10">知影一个名詞頭前會</text:span><text:span text:style-name="T8">sái</text:span><text:span text:style-name="T10">用什麼動詞（倒</text:span><text:span text:style-name="T8">pêng</text:span><text:span text:style-name="T10">搭配），</text:span></text:p>
      <text:p text:style-name="P5">Ká-sú lán beh tsai-iánn tsi̍t-ê bîng-sû thâu-tsîng ē-sái iōng siánn-mé tōng-sû (tò-pîng tah-phè),</text:p>
      <text:p text:style-name="P2"><text:span text:style-name="T8">iah</text:span><text:span text:style-name="T10">是一个動詞後壁會用</text:span><text:span text:style-name="T8">sái</text:span><text:span text:style-name="T10">用什麼名詞（正</text:span><text:span text:style-name="T8">pêng</text:span><text:span text:style-name="T10">搭配），</text:span></text:p>
      <text:p text:style-name="P5">iah-sī tsi̍t-ê tōng-sû āu-piah ē-sái iōng siánn-mé bîng-sû (tsiànn-pîng tah-phè),</text:p>
      <text:p text:style-name="P2"><text:span text:style-name="T10">用</text:span><text:span text:style-name="T8">MI iah</text:span><text:span text:style-name="T10">是</text:span><text:span text:style-name="T8">CR</text:span><text:span text:style-name="T10">來查詢，查出來</text:span><text:span text:style-name="T8">ê</text:span><text:span text:style-name="T10">結果真有參考價值，</text:span></text:p>
      <text:p text:style-name="P5">iōng MI iah-sī CR lâi tshâ-sûn, tshâ--tshut-lâi ê kiat-kó tsin ū tsham-khó kè-ta̍t,</text:p>
      <text:p text:style-name="P1"/>
      <text:p text:style-name="P3">舉一个例，</text:p>
      <text:p text:style-name="P5">kú tsi̍t ê lē,</text:p>
      <text:p text:style-name="P2"><text:span text:style-name="T10">表四用「</text:span><text:span text:style-name="T8">V-</text:span><text:span text:style-name="T10">舌」查詢，表五用「摃</text:span><text:span text:style-name="T8">/kòng-N</text:span><text:span text:style-name="T10">」查詢</text:span><text:span text:style-name="T8">:</text:span></text:p>
      <text:p text:style-name="P5">pió-sì iōng " V-tsi̍h" tshâ-sûn, pió-gōo iōng "kòng-N" tshâ-sûn:</text:p>
      <text:p text:style-name="P1"/>
      <text:p text:style-name="P3">這个查詢方式，</text:p>
      <text:p text:style-name="P5">Tsit-ê tshâ-sûn hong-sik,</text:p>
      <text:p text:style-name="P2"><text:span text:style-name="T10">對語言學習應該有真大</text:span><text:span text:style-name="T8">ê</text:span><text:span text:style-name="T10">幫贊。</text:span></text:p>
      <text:p text:style-name="P5">tuì gú-giân ha̍k-si̍p ìng-kai ū tsin tuā ê pang-tsān.</text:p>
      <text:p text:style-name="P1"/>
      <text:p text:style-name="P2"><text:span text:style-name="T8">5.4 </text:span><text:span text:style-name="T10">主要問題</text:span></text:p>
      <text:p text:style-name="P5">5.4 Tsú-iàu būn-tuê</text:p>
      <text:p text:style-name="P1"/>
      <text:p text:style-name="P2"><text:span text:style-name="T10">實驗</text:span><text:span text:style-name="T8">ê</text:span><text:span text:style-name="T10">結果並無原來按算</text:span><text:span text:style-name="T8">ê hiah-nī</text:span><text:span text:style-name="T10">好，</text:span></text:p>
      <text:p text:style-name="P5">Si̍t-giām ê kiat-kó pīng bô guân-lâi àn-sǹg ê hiah-nī hó,</text:p>
      <text:p text:style-name="P2"><text:span text:style-name="T10">下面分析問題出</text:span><text:span text:style-name="T8">tī tó</text:span><text:span text:style-name="T10">位：</text:span></text:p>
      <text:p text:style-name="P5">ē-bīn hun-sik būn-tuê tshut tī tó-uī:</text:p>
      <text:p text:style-name="P1"/>
      <text:p text:style-name="P2"><text:span text:style-name="T8">(1) </text:span><text:span text:style-name="T10">漢羅用字無一致，</text:span></text:p>
      <text:p text:style-name="P5"><text:soft-page-break/>(1) Hàn-lô iōng-jī bô it-tì,</text:p>
      <text:p text:style-name="P3">致使斷詞效果無好：</text:p>
      <text:p text:style-name="P5">tì-sú tn̄g-sû hāu-kó bô hó:</text:p>
      <text:p text:style-name="P1"/>
      <text:p text:style-name="P2"><text:span text:style-name="T8">V-N ê</text:span><text:span text:style-name="T10">部分，漢羅</text:span><text:span text:style-name="T8">ê</text:span><text:span text:style-name="T10">結果真</text:span><text:span text:style-name="T8">bái</text:span><text:span text:style-name="T10">，</text:span></text:p>
      <text:p text:style-name="P5">V-N ê pōo-hūn, Hàn-lô ê kiat-kó tsin bái,</text:p>
      <text:p text:style-name="P1"/>
      <text:p text:style-name="P2"><text:span text:style-name="T10">人工</text:span><text:span text:style-name="T8">tih</text:span><text:span text:style-name="T10">看</text:span><text:span text:style-name="T8">tsia-ê</text:span><text:span text:style-name="T10">詞組</text:span><text:span text:style-name="T8">ê</text:span><text:span text:style-name="T10">時，</text:span></text:p>
      <text:p text:style-name="P5">lâng-kang tih khuànn tsia-ê sû-tsoo ê sî,</text:p>
      <text:p text:style-name="P2"><text:span text:style-name="T10">發現有</text:span><text:span text:style-name="T8">tsiânn-tsuē</text:span><text:span text:style-name="T10">詞組是斷詞錯誤</text:span><text:span text:style-name="T8">ê</text:span><text:span text:style-name="T10">，</text:span></text:p>
      <text:p text:style-name="P5">huat-hiān ū tsiânn-tsuē sû-tsoo sī tn̄g-sû tshò-gōo--ê,</text:p>
      <text:p text:style-name="P1"/>
      <text:p text:style-name="P2"><text:span text:style-name="T10">有</text:span><text:span text:style-name="T8">ê</text:span><text:span text:style-name="T10">是台華辭典內無這个詞，</text:span></text:p>
      <text:p text:style-name="P5">ū-ê sī Tâi-huâ sû-tián lāi bô tsit-ê sû,</text:p>
      <text:p text:style-name="P1"/>
      <text:p text:style-name="P2"><text:span text:style-name="T10">有</text:span><text:span text:style-name="T8">ê</text:span><text:span text:style-name="T10">是語料</text:span><text:span text:style-name="T8">ê</text:span><text:span text:style-name="T10">漢羅寫法</text:span><text:span text:style-name="T8">kah</text:span><text:span text:style-name="T10">台華辭典內</text:span><text:span text:style-name="T8">ê</text:span><text:span text:style-name="T10">無</text:span><text:span text:style-name="T8">kâng</text:span><text:span text:style-name="T10">，</text:span></text:p>
      <text:p text:style-name="P5">ū-ê sī gú-liāu ê Hàn-lô siá-huat kah Tâi-huâ sû-tián lāi ê bô-kâng,</text:p>
      <text:p text:style-name="P3">實際上，</text:p>
      <text:p text:style-name="P5">si̍t-tsè siōng,</text:p>
      <text:p text:style-name="P2"><text:span text:style-name="T10">語料內底 </text:span><text:span text:style-name="T8">ê</text:span><text:span text:style-name="T10">寫法</text:span><text:span text:style-name="T8">tō</text:span><text:span text:style-name="T10">無一致，</text:span></text:p>
      <text:p text:style-name="P5">gú-liāu lāi-tué ê siá-huat tō bô it-tì,</text:p>
      <text:p text:style-name="P1"/>
      <text:p text:style-name="P2"><text:span text:style-name="T10">辭典無</text:span><text:span text:style-name="T8">ê</text:span><text:span text:style-name="T10">詞，</text:span></text:p>
      <text:p text:style-name="P5">sû-tián bô ê sû,</text:p>
      <text:p text:style-name="P2"><text:span text:style-name="T10">若</text:span><text:span text:style-name="T8">beh</text:span><text:span text:style-name="T10">改進，</text:span></text:p>
      <text:p text:style-name="P5">nā beh kái-tsìn,</text:p>
      <text:p text:style-name="P3">包括加詞、專有名詞辨識、定量詞處理等等，</text:p>
      <text:p text:style-name="P5">pau-kuah ka sû, tsuan-iú-bîng-sû piān-sik, tīng-niû-sû tshú-lí tíng-tíng,</text:p>
      <text:p text:style-name="P2"><text:span text:style-name="T10">寫法無一致</text:span><text:span text:style-name="T8">ê</text:span><text:span text:style-name="T10">問題</text:span><text:span text:style-name="T8">tō</text:span><text:span text:style-name="T10">真</text:span><text:span text:style-name="T8">oh</text:span><text:span text:style-name="T10">解決，</text:span></text:p>
      <text:p text:style-name="P5">siá-huat bô it-tì ê būn-tuê tō tsin oh kái-kuat,</text:p>
      <text:p text:style-name="P2"><text:span text:style-name="T8">kā</text:span><text:span text:style-name="T10">所有</text:span><text:span text:style-name="T8">ê</text:span><text:span text:style-name="T10">寫法</text:span><text:span text:style-name="T8">lóng kā lok tī</text:span><text:span text:style-name="T10">辭典內底</text:span></text:p>
      <text:p text:style-name="P5">kā sóo-ū ê siá-huat lóng kā lok tī sû-tián lāi-tué</text:p>
      <text:p text:style-name="P2"><text:span text:style-name="T10">並</text:span><text:span text:style-name="T8">m̄</text:span><text:span text:style-name="T10">是好</text:span><text:span text:style-name="T8">ê</text:span><text:span text:style-name="T10">解決方式；</text:span></text:p>
      <text:p text:style-name="P5">pīng m̄-sī hó ê kái-kuat hong-sik;</text:p>
      <text:p text:style-name="P1"/>
      <text:p text:style-name="P2"><text:span text:style-name="T8">(2) </text:span><text:span text:style-name="T10">詞類問題：</text:span></text:p>
      <text:p text:style-name="P5">(2) Sû-luī būn-tuê:</text:p>
      <text:p text:style-name="P1"/>
      <text:p text:style-name="P3">語言翻譯是多對多，</text:p>
      <text:p text:style-name="P5">Gú-giân huan-i̍k sī to tuì to,</text:p>
      <text:p text:style-name="P2"><text:span text:style-name="T10">咱透過華語對譯詞</text:span><text:span text:style-name="T8">lia̍h</text:span><text:span text:style-name="T10">詞類，</text:span></text:p>
      <text:p text:style-name="P5">lán thàu-kè Huâ-gú tuì-i̍k-sû lia̍h sû-luī,</text:p>
      <text:p text:style-name="P2"><text:span text:style-name="T10">這个過程</text:span><text:span text:style-name="T8">tō</text:span><text:span text:style-name="T10">有可能會</text:span><text:span text:style-name="T8">tiòng</text:span><text:span text:style-name="T10">一</text:span><text:span text:style-name="T8">kuá</text:span><text:span text:style-name="T10">無必要</text:span><text:span text:style-name="T8">ê</text:span><text:span text:style-name="T10">詞類出來；</text:span></text:p>
      <text:p text:style-name="P5">tsit-ê kè-thîng tō ū khó-lîng ē tiòng tsi̍t-kuá bô pit-iàu ê sû-luī tshut-lâi;</text:p>
      <text:p text:style-name="P1"/>
      <text:p text:style-name="P3">另外，</text:p>
      <text:p text:style-name="P5">līng-guā,</text:p>
      <text:p text:style-name="P2"><text:span text:style-name="T10">一个詞有至少兩个詞類</text:span><text:span text:style-name="T8">mā</text:span><text:span text:style-name="T10">是真普遍</text:span><text:span text:style-name="T8">ê</text:span><text:span text:style-name="T10">情形，</text:span></text:p>
      <text:p text:style-name="P5">tsi̍t-ê sû ū tsì-tsió nn̄g-ê sû-luī mā-sī tsin phóo-phiàn ê tsîng-hîng,</text:p>
      <text:p text:style-name="P3">因為無處理，</text:p>
      <text:p text:style-name="P5">in-uī bô tshú-lí,</text:p>
      <text:p text:style-name="P2"><text:span text:style-name="T10">造成雜訊</text:span><text:span text:style-name="T8">tsiânn tsuē</text:span><text:span text:style-name="T10">；</text:span></text:p>
      <text:p text:style-name="P5"><text:soft-page-break/>tsō-sîng tsa̍p-sìn tsiânn tsuē;</text:p>
      <text:p text:style-name="P1"/>
      <text:p text:style-name="P2"><text:span text:style-name="T10">建立台語詞</text:span><text:span text:style-name="T8">ê</text:span><text:span text:style-name="T10">詞類，</text:span><text:span text:style-name="T8">kah</text:span><text:span text:style-name="T10">確認正確詞類，</text:span></text:p>
      <text:p text:style-name="P5">kiàn-li̍p Tâi-gú-sû ê sû-luī, kah khak-jīm tsìng-khak sû-luī,</text:p>
      <text:p text:style-name="P2"><text:span text:style-name="T10">這兩件代誌</text:span><text:span text:style-name="T8">lóng</text:span><text:span text:style-name="T10">是大工程，</text:span></text:p>
      <text:p text:style-name="P5">tsit nn̄g-kiānn tāi-tsì lóng-sī tuā-kang-thîng,</text:p>
      <text:p text:style-name="P2"><text:span text:style-name="T8">m̄-koh</text:span><text:span text:style-name="T10">早慢愛做，咱</text:span><text:span text:style-name="T8">chiah</text:span><text:span text:style-name="T10">有法度</text:span><text:span text:style-name="T8">koh</text:span><text:span text:style-name="T10">進一步。</text:span></text:p>
      <text:p text:style-name="P5">m̄-koh tsá-bān ài tsuè, lán tsiah ū-huat-tōo koh tsìn-tsi̍t-pōo .</text:p>
      <text:p text:style-name="P1"/>
      <text:p text:style-name="P2"><text:span text:style-name="T8">6. </text:span><text:span text:style-name="T10">未來方向</text:span></text:p>
      <text:p text:style-name="P5">Lio̍k Bī-lâi hong-hiòng</text:p>
      <text:p text:style-name="P1"/>
      <text:p text:style-name="P2"><text:span text:style-name="T10">本實驗雖然有一</text:span><text:span text:style-name="T8">kóa</text:span><text:span text:style-name="T10">成果，</text:span></text:p>
      <text:p text:style-name="P5">Pún si̍t-giām sui-jiân ū tsi̍t-kuá sîng-kó,</text:p>
      <text:p text:style-name="P2"><text:span text:style-name="T10">總是，值得</text:span><text:span text:style-name="T8">phah</text:span><text:span text:style-name="T10">拚</text:span><text:span text:style-name="T8">ê</text:span><text:span text:style-name="T10">所在</text:span><text:span text:style-name="T8">iah-koh tsiânn tsuē</text:span><text:span text:style-name="T10">，包括：</text:span></text:p>
      <text:p text:style-name="P5">tsóng--sī, ta̍t-tit phah-piànn ê sóo-tsāi iah-koh tsiânn tsuē, pau-kuah:</text:p>
      <text:p text:style-name="P1"/>
      <text:p text:style-name="P2"><text:span text:style-name="T8">(a) </text:span><text:span text:style-name="T10">開發線頂台語語詞搭配查詢系統，</text:span></text:p>
      <text:p text:style-name="P5">(a) Khai-huat suànn-tíng Tâi-gú gú-sû tah-phè tshâ-sûn hē-thóng,</text:p>
      <text:p text:style-name="P2"><text:span text:style-name="T10">幫贊台語相關研究</text:span><text:span text:style-name="T8">ê</text:span><text:span text:style-name="T10">進行；</text:span></text:p>
      <text:p text:style-name="P5">pang-tsān Tâi-gú siong-kuan gián-kiù ê tsìn-hîng;</text:p>
      <text:p text:style-name="P1"/>
      <text:p text:style-name="P2"><text:span text:style-name="T8">(b) </text:span><text:span text:style-name="T10">除了</text:span><text:span text:style-name="T8">A-N V-N</text:span><text:span text:style-name="T10">詞組以外，</text:span></text:p>
      <text:p text:style-name="P5">(b) Tû-liáu A-N V-N sû-tsoo í-guā,</text:p>
      <text:p text:style-name="P2"><text:span text:style-name="T8">koh</text:span><text:span text:style-name="T10">整理其它詞組，</text:span></text:p>
      <text:p text:style-name="P5">koh tsíng-lí kî-tha sû-tsoo,</text:p>
      <text:p text:style-name="P2"><text:span text:style-name="T10">親像</text:span><text:span text:style-name="T8">P-N(</text:span><text:span text:style-name="T10">介詞</text:span><text:span text:style-name="T8">-</text:span><text:span text:style-name="T10">名詞</text:span><text:span text:style-name="T8">)</text:span><text:span text:style-name="T10">、</text:span></text:p>
      <text:p text:style-name="P5">tsin-tshiūnn P-N (kài-sû -- bîng-sû ),</text:p>
      <text:p text:style-name="P2"><text:span text:style-name="T8">N-V(</text:span><text:span text:style-name="T10">名詞</text:span><text:span text:style-name="T8">-</text:span><text:span text:style-name="T10">動詞</text:span><text:span text:style-name="T8">)</text:span><text:span text:style-name="T10">、</text:span></text:p>
      <text:p text:style-name="P5">N-V (bîng-sû -- tōng-sû ),</text:p>
      <text:p text:style-name="P2"><text:span text:style-name="T8">D-A(</text:span><text:span text:style-name="T10">副詞</text:span><text:span text:style-name="T8">-</text:span><text:span text:style-name="T10">形容詞</text:span><text:span text:style-name="T8">)</text:span><text:span text:style-name="T10">、</text:span></text:p>
      <text:p text:style-name="P5">D-A (hù-sû -- hîng-iông-sû),</text:p>
      <text:p text:style-name="P2"><text:span text:style-name="T8">D-V(</text:span><text:span text:style-name="T10">副詞</text:span><text:span text:style-name="T8">-</text:span><text:span text:style-name="T10">動詞</text:span><text:span text:style-name="T8">)</text:span><text:span text:style-name="T10">、</text:span></text:p>
      <text:p text:style-name="P5">D-V (hù-sû -- tōng-sû ),</text:p>
      <text:p text:style-name="P2"><text:span text:style-name="T8">V-R(</text:span><text:span text:style-name="T10">動詞</text:span><text:span text:style-name="T8">-</text:span><text:span text:style-name="T10">代名詞</text:span><text:span text:style-name="T8">)</text:span><text:span text:style-name="T10">、</text:span></text:p>
      <text:p text:style-name="P5">V-R (tōng-sû -- tāi-bîng-sû),</text:p>
      <text:p text:style-name="P2">…<text:span text:style-name="T10">等；</text:span></text:p>
      <text:p text:style-name="P2">… <text:span text:style-name="T13">tíng;</text:span></text:p>
      <text:p text:style-name="P1"/>
      <text:p text:style-name="P2"><text:span text:style-name="T8">(c) </text:span><text:span text:style-name="T10">維護台華辭典，</text:span></text:p>
      <text:p text:style-name="P5">(c) Uî-hōo Tâi-huâ sû-tián,</text:p>
      <text:p text:style-name="P2"><text:span text:style-name="T8">kā MI iah</text:span><text:span text:style-name="T10">是</text:span><text:span text:style-name="T8">CR</text:span><text:span text:style-name="T10">分數</text:span><text:span text:style-name="T8">khah kôan ê</text:span><text:span text:style-name="T10">兩个單音節詞</text:span><text:span text:style-name="T8">ê</text:span><text:span text:style-name="T10">語詞</text:span></text:p>
      <text:p text:style-name="P5">kā MI iah-sī CR hun-sòo khah kuân ê nn̄g-ê tan-im-tsiat-sû ê gú-sû tah-phè</text:p>
      <text:p text:style-name="P2"><text:span text:style-name="T10">搭配</text:span><text:span text:style-name="T8">lia̍h</text:span><text:span text:style-name="T10">出來做人工檢查，</text:span></text:p>
      <text:p text:style-name="P5">lia̍h tshut-lâi tsuè jîn-kang kiám-tsa,</text:p>
      <text:p text:style-name="P2"><text:span text:style-name="T10">考慮將</text:span><text:span text:style-name="T8">tsiâ ê </text:span><text:span text:style-name="T10">語詞加入辭典；</text:span></text:p>
      <text:p text:style-name="P5">khó-lū tsiong tsiâ ê gú-sû ka-ji̍p sû-tián;</text:p>
      <text:p text:style-name="P1"/>
      <text:p text:style-name="P2"><text:span text:style-name="T8">(d) </text:span><text:span text:style-name="T10">改進斷詞系統，</text:span></text:p>
      <text:p text:style-name="P5">(d) Kái-tsìn tn̄g-sû hē-thóng,</text:p>
      <text:p text:style-name="P2"><text:span text:style-name="T10">利用</text:span><text:span text:style-name="T8">BMM</text:span><text:span text:style-name="T10">演算法結果做訓練資料重做，</text:span></text:p>
      <text:p text:style-name="P5">lī-iōng BMM ián-suàn-huat kiat-kó tsuè hùn-liān tsu-liāu tîng tsuè,</text:p>
      <text:p text:style-name="P2"><text:soft-page-break/><text:span text:style-name="T10">對有至少兩種斷法</text:span><text:span text:style-name="T8">ê</text:span><text:span text:style-name="T10">文句，</text:span></text:p>
      <text:p text:style-name="P5">tuì ū tsì-tsió nn̄g-tsióng tn̄g-huat ê bûn-kù,</text:p>
      <text:p text:style-name="P2"><text:span text:style-name="T10">用統計方法提</text:span><text:span text:style-name="T8">kôan</text:span><text:span text:style-name="T10">正確率，</text:span></text:p>
      <text:p text:style-name="P5">iōng thóng-kè hong-huat thê-kuân tsìng-khak-lu̍t,</text:p>
      <text:p text:style-name="P2"><text:span text:style-name="T8">iah-koh</text:span><text:span text:style-name="T10">有專有名詞、</text:span></text:p>
      <text:p text:style-name="P5">iah-koh ū tsuan-iú bîng-sû,</text:p>
      <text:p text:style-name="P3">定量詞處理；</text:p>
      <text:p text:style-name="P5">tīng-niû-sû tshú-lí;</text:p>
      <text:p text:style-name="P1"/>
      <text:p text:style-name="P2"><text:span text:style-name="T8">(e) </text:span><text:span text:style-name="T10">整理台語詞類，</text:span></text:p>
      <text:p text:style-name="P5">(e) Tsíng-lí Tâi-gú sû-luī,</text:p>
      <text:p text:style-name="P3">總是這是大工程，</text:p>
      <text:p text:style-name="P5">tsóng--sī tse-sī tuā kang-thîng,</text:p>
      <text:p text:style-name="P2"><text:span text:style-name="T8">mā</text:span><text:span text:style-name="T10">需要詳細</text:span><text:span text:style-name="T8">ê</text:span><text:span text:style-name="T10">規劃；</text:span></text:p>
      <text:p text:style-name="P5">mā su-iàu siông-suè ê kui-uē;</text:p>
      <text:p text:style-name="P1"/>
      <text:p text:style-name="P2"><text:span text:style-name="T8">(f) </text:span><text:span text:style-name="T10">利用統計方法自動標記詞類，</text:span></text:p>
      <text:p text:style-name="P5">(f) Lī-iōng thóng-kè hong-huat tsū-tōng piau-kì sû-luī,</text:p>
      <text:p text:style-name="P3">解決含糊性問題，</text:p>
      <text:p text:style-name="P5">kái-kuat hâm-hôo-sìng būn-tuê,</text:p>
      <text:p text:style-name="P2"><text:span text:style-name="T8">mā</text:span><text:span text:style-name="T10">進一步處理</text:span><text:span text:style-name="T8">khah</text:span><text:span text:style-name="T10">幼</text:span><text:span text:style-name="T8">ê</text:span><text:span text:style-name="T10">詞類；</text:span></text:p>
      <text:p text:style-name="P5">mā tsìn-tsi̍t-pōo tshú-lí khah iù ê sû-luī;</text:p>
      <text:p text:style-name="P1"/>
      <text:p text:style-name="P2"><text:span text:style-name="T8">(g) </text:span><text:span text:style-name="T10">做台語文文句</text:span><text:span text:style-name="T8">ê</text:span><text:span text:style-name="T10">分拆</text:span><text:span text:style-name="T8">(parsing)</text:span><text:span text:style-name="T10">，</text:span></text:p>
      <text:p text:style-name="P5">(g) Tsuè Tâi-gú-bûn bûn-kù ê hun-thiah,</text:p>
      <text:p text:style-name="P2"><text:span text:style-name="T10">利用語法樹</text:span><text:span text:style-name="T8">(parsing tree)</text:span><text:span text:style-name="T10">改進語詞搭配</text:span><text:span text:style-name="T8">ê</text:span><text:span text:style-name="T10">正確率。</text:span></text:p>
      <text:p text:style-name="P5">lī-iōng gú-huat-tshiū kái-tsìn gú-sû tah-phè ê tsìng-khak-lu̍t.</text:p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WenQuanYi Micro Hei" svg:font-family="'WenQuanYi Micro Hei'"/>
    <style:font-face style:name="文泉驛微米黑" svg:font-family="文泉驛微米黑" style:font-pitch="variable"/>
    <style:font-face style:name="文泉驛等寬微米黑" svg:font-family="文泉驛等寬微米黑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Lohit Devanagari" svg:font-family="'Lohit Devanagari'" style:font-family-generic="system" style:font-pitch="variable"/>
    <style:font-face style:name="文泉驛微米黑1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1" style:font-family-asian="文泉驛微米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 fo:column-gap="0cm">
          <style:column-sep style:width="0.009cm" style:color="#cccccc" style:height="100%" style:style="solid"/>
          <style:column style:rel-width="4819*" fo:start-indent="0cm" fo:end-indent="0cm"/>
          <style:column style:rel-width="4819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14:04:54.881799293</meta:creation-date>
    <dc:date>2018-09-12T14:11:01.320593200</dc:date>
    <meta:editing-duration>PT6M6S</meta:editing-duration>
    <meta:editing-cycles>1</meta:editing-cycles>
    <meta:document-statistic meta:table-count="0" meta:image-count="0" meta:object-count="0" meta:page-count="18" meta:paragraph-count="721" meta:word-count="7014" meta:character-count="22346" meta:non-whitespace-character-count="20011"/>
    <meta:generator>LibreOffice/5.1.6.2$Linux_X86_64 LibreOffice_project/10m0$Build-2</meta:generator>
  </office:meta>
</office:document-meta>
</file>